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="hatch" draw:fill-color="#ffffff" draw:fill-hatch-name="Black_20_0_20_Degrees" draw:textarea-horizontal-align="justify" draw:textarea-vertical-align="middle" draw:auto-grow-height="false" fo:min-height="1.517cm" fo:min-width="5.446cm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517cm" fo:min-width="2.7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3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66cm"/>
    </style:style>
    <style:style style:name="gr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517cm" fo:min-width="5.446cm"/>
    </style:style>
    <style:style style:name="gr9" style:family="graphic" style:parent-style-name="standard">
      <style:graphic-properties svg:stroke-color="#000000" draw:fill="hatch" draw:fill-color="#ffffff" draw:fill-hatch-name="Black_20_0_20_Degrees" draw:textarea-horizontal-align="justify" draw:textarea-vertical-align="middle" draw:auto-grow-height="false" fo:min-height="1.517cm" fo:min-width="2.77cm"/>
    </style:style>
    <style:style style:name="gr1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103cm" fo:min-width="5.44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standard">
      <style:graphic-properties draw:stroke="none" draw:fill="none" fo:min-height="0.713cm"/>
    </style:style>
    <style:style style:name="gr13" style:family="graphic" style:parent-style-name="standard">
      <style:graphic-properties svg:stroke-color="#000000" draw:fill="hatch" draw:fill-color="#ffffff" draw:fill-hatch-name="Black_20_0_20_Degrees" draw:textarea-horizontal-align="justify" draw:textarea-vertical-align="middle" draw:auto-grow-height="false" fo:min-height="1.103cm" fo:min-width="5.44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="solid" draw:fill-color="#333333" fo:min-height="8.38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fill="solid" draw:fill-color="#1c1c1c" fo:min-height="2.54cm"/>
    </style:style>
    <style:style style:name="pr4" style:family="presentation" style:parent-style-name="Default-subtitle">
      <style:graphic-properties draw:fill-color="#ffffff" fo:min-height="14.986cm"/>
    </style:style>
    <style:style style:name="pr5" style:family="presentation" style:parent-style-name="Default-subtitle">
      <style:graphic-properties draw:fill-color="#ffffff" fo:min-height="17.755cm"/>
    </style:style>
    <style:style style:name="pr6" style:family="presentation" style:parent-style-name="Default-subtitle">
      <style:graphic-properties draw:fill-color="#ffffff" fo:min-height="3.85cm"/>
    </style:style>
    <style:style style:name="P1" style:family="paragraph">
      <loext:graphic-properties draw:fill="solid" draw:fill-color="#333333"/>
      <style:text-properties fo:font-size="48pt" style:font-size-asian="48pt" style:font-size-complex="48pt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1c1c1c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="hatch" draw:fill-color="#ffffff" draw:fill-hatch-name="Black_20_0_20_Degrees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loext:graphic-properties draw:fill="none"/>
      <style:paragraph-properties fo:text-align="center"/>
      <style:text-properties fo:color="#000000" style:text-position="33% 58%" fo:font-size="32pt" style:font-size-asian="32pt" style:font-size-complex="3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start"/>
      <style:text-properties fo:font-size="22pt" style:font-size-asian="22pt" style:font-size-complex="22pt"/>
    </style:style>
    <style:style style:name="P15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16" style:family="paragraph">
      <loext:graphic-properties draw:fill="none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0pt" fo:font-weight="bold" fo:background-color="#ffffff" style:font-size-asian="20pt" style:font-weight-asian="bold" style:font-size-complex="20pt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style:text-position="-33% 58%" fo:font-size="22pt" style:font-size-asian="22pt" style:font-size-complex="22pt"/>
    </style:style>
    <style:style style:name="T9" style:family="text">
      <style:text-properties style:font-name="Liberation Sans1" fo:font-size="22pt" style:font-name-asian="Liberation Sans1" style:font-size-asian="22pt" style:font-name-complex="Liberation Sans1" style:font-size-complex="22pt"/>
    </style:style>
    <style:style style:name="T10" style:family="text">
      <style:text-properties style:font-name="Liberation Sans" fo:font-size="22pt" style:font-name-asian="Liberation Sans1" style:font-size-asian="22pt" style:font-name-complex="Liberation Sans1" style:font-size-complex="22pt"/>
    </style:style>
    <style:style style:name="T11" style:family="text">
      <style:text-properties style:text-position="33% 58%"/>
    </style:style>
    <style:style style:name="T1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style:font-name="Liberation Serif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style:font-name="Liberation Serif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style:font-name="Liberation Serif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style:font-name="Liberation Serif" style:use-window-font-color="true" fo:font-size="100%"/>
      </text:list-level-style-bullet>
      <text:list-level-style-bullet text:level="5" text:bullet-char="●">
        <style:list-level-properties text:space-before="2.4cm" text:min-label-width="0.6cm"/>
        <style:text-properties style:font-name="Liberation Serif" style:use-window-font-color="true" fo:font-size="100%"/>
      </text:list-level-style-bullet>
      <text:list-level-style-bullet text:level="6" text:bullet-char="●">
        <style:list-level-properties text:space-before="3cm" text:min-label-width="0.6cm"/>
        <style:text-properties style:font-name="Liberation Serif" style:use-window-font-color="true" fo:font-size="100%"/>
      </text:list-level-style-bullet>
      <text:list-level-style-bullet text:level="7" text:bullet-char="●">
        <style:list-level-properties text:space-before="3.6cm" text:min-label-width="0.6cm"/>
        <style:text-properties style:font-name="Liberation Serif" style:use-window-font-color="true" fo:font-size="100%"/>
      </text:list-level-style-bullet>
      <text:list-level-style-bullet text:level="8" text:bullet-char="●">
        <style:list-level-properties text:space-before="4.2cm" text:min-label-width="0.6cm"/>
        <style:text-properties style:font-name="Liberation Serif" style:use-window-font-color="true" fo:font-size="100%"/>
      </text:list-level-style-bullet>
      <text:list-level-style-bullet text:level="9" text:bullet-char="●">
        <style:list-level-properties text:space-before="4.8cm" text:min-label-width="0.6cm"/>
        <style:text-properties style:font-name="Liberation Serif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style:font-name="Liberation Serif" style:use-window-font-color="true" fo:font-size="100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style:font-name="Liberation Serif" style:use-window-font-color="true" fo:font-size="100%"/>
      </text:list-level-style-bullet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prefix="IC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IC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IC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IC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IC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IC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IC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IC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IC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IC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prefix="A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A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A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A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A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A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A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A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A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A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11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8cm" svg:height="8.382cm" svg:x="0cm" svg:y="5.08cm" presentation:class="subtitle" presentation:user-transformed="true">
          <draw:text-box>
            <text:p><text:span text:style-name="T1">О</text:span><text:span text:style-name="T1">с</text:span><text:span text:style-name="T1">н</text:span><text:span text:style-name="T1">о</text:span><text:span text:style-name="T1">в</text:span><text:span text:style-name="T1">ы</text:span><text:span text:style-name="T1"> </text:span><text:span text:style-name="T1">т</text:span><text:span text:style-name="T1">е</text:span><text:span text:style-name="T1">х</text:span><text:span text:style-name="T1">н</text:span><text:span text:style-name="T1">о</text:span><text:span text:style-name="T1">л</text:span><text:span text:style-name="T1">о</text:span><text:span text:style-name="T1">г</text:span><text:span text:style-name="T1">и</text:span><text:span text:style-name="T1">и</text:span><text:span text:style-name="T1"> </text:span><text:span text:style-name="T1">б</text:span><text:span text:style-name="T1">л</text:span><text:span text:style-name="T1">о</text:span><text:span text:style-name="T1">к</text:span><text:span text:style-name="T1">ч</text:span><text:span text:style-name="T1">е</text:span><text:span text:style-name="T1">й</text:span><text:span text:style-name="T1">н</text:span></text:p>
            <text:p><text:span text:style-name="T2"/></text:p>
            <text:p><text:span text:style-name="T3">М</text:span><text:span text:style-name="T3">е</text:span><text:span text:style-name="T3">ш</text:span><text:span text:style-name="T3">к</text:span><text:span text:style-name="T3">о</text:span><text:span text:style-name="T3">в</text:span><text:span text:style-name="T3"> </text:span><text:span text:style-name="T3">Д</text:span><text:span text:style-name="T3">м</text:span><text:span text:style-name="T3">и</text:span><text:span text:style-name="T3">т</text:span><text:span text:style-name="T3">р</text:span><text:span text:style-name="T3">и</text:span><text:span text:style-name="T3">й</text:span><text:span text:style-name="T3"> </text:span><text:span text:style-name="T3">А</text:span><text:span text:style-name="T3">л</text:span><text:span text:style-name="T3">е</text:span><text:span text:style-name="T3">к</text:span><text:span text:style-name="T3">с</text:span><text:span text:style-name="T3">а</text:span><text:span text:style-name="T3">н</text:span><text:span text:style-name="T3">д</text:span><text:span text:style-name="T3">р</text:span><text:span text:style-name="T3">о</text:span><text:span text:style-name="T3">в</text:span><text:span text:style-name="T3">и</text:span><text:span text:style-name="T3">ч</text:span></text:p>
            <text:p><text:span text:style-name="T3">О</text:span><text:span text:style-name="T3">с</text:span><text:span text:style-name="T3">е</text:span><text:span text:style-name="T3">н</text:span><text:span text:style-name="T3">ь</text:span><text:span text:style-name="T3"> </text:span><text:span text:style-name="T3">2</text:span><text:span text:style-name="T3">0</text:span><text:span text:style-name="T3">1</text:span><text:span text:style-name="T3">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Зачем изучать блокчейн?</text:p>
          </draw:text-box>
        </draw:frame>
        <draw:frame presentation:style-name="pr4" draw:text-style-name="P5" draw:layer="layout" svg:width="26.924cm" svg:height="14.986cm" svg:x="0.254cm" svg:y="3.556cm" presentation:class="subtitle" presentation:user-transformed="true">
          <draw:text-box>
            <text:list text:style-name="L1">
              <text:list-item>
                <text:p text:style-name="P4">Деньги: все началось с криптовалют.</text:p>
              </text:list-item>
              <text:list-item>
                <text:p text:style-name="P4">Не только криптовалюты: распределенный реестр </text:p>
              </text:list-item>
              <text:list-item>
                <text:p text:style-name="P4">Хороший пример для изучения информационной безопасности на реальных примерах</text:p>
              </text:list-item>
              <text:list-item>
                <text:p text:style-name="P4">Взгляд “киберпанков”: можно изменить наш мир путем построения безопасных протоколов</text:p>
              </text:list-item>
              <text:list-item>
                <text:p text:style-name="P4">Новая жизнь традиционных моделей информационной безопасност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Что дает блокчейн?</text:p>
          </draw:text-box>
        </draw:frame>
        <draw:frame presentation:style-name="pr4" draw:text-style-name="P5" draw:layer="layout" svg:width="26.924cm" svg:height="14.986cm" svg:x="0.254cm" svg:y="3.556cm" presentation:class="subtitle" presentation:user-transformed="true">
          <draw:text-box>
            <text:list text:style-name="L1">
              <text:list-header>
                <text:p text:style-name="P4">Децентрализация:</text:p>
              </text:list-header>
              <text:list-item>
                <text:p text:style-name="P4">Контролируется большинством участников</text:p>
              </text:list-item>
              <text:list-item>
                <text:p text:style-name="P4">Нет поредников → дешевизна</text:p>
              </text:list-item>
              <text:list-item>
                <text:p text:style-name="P4">Нет цензуры</text:p>
              </text:list-item>
              <text:list-item>
                <text:p text:style-name="P4">Нет единой точки отказа → безопасность</text:p>
              </text:list-item>
              <text:list-item>
                <text:p text:style-name="P4">Доказуемая стойкость алгоритмов 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Ретроспектива</text:p>
          </draw:text-box>
        </draw:frame>
        <draw:frame presentation:style-name="pr5" draw:text-style-name="P6" draw:layer="layout" svg:width="26.924cm" svg:height="17.755cm" svg:x="0.254cm" svg:y="2.853cm" presentation:class="subtitle" presentation:user-transformed="true">
          <draw:text-box>
            <text:list text:style-name="L1">
              <text:list-item>
                <text:p text:style-name="P4"><text:span text:style-name="T4">1</text:span><text:span text:style-name="T4">9</text:span><text:span text:style-name="T4">8</text:span><text:span text:style-name="T4">2</text:span><text:span text:style-name="T4"> </text:span><text:span text:style-name="T4">р</text:span><text:span text:style-name="T4">е</text:span><text:span text:style-name="T4">ш</text:span><text:span text:style-name="T4">е</text:span><text:span text:style-name="T4">н</text:span><text:span text:style-name="T4">и</text:span><text:span text:style-name="T4">е</text:span><text:span text:style-name="T4"> </text:span><text:span text:style-name="T4">з</text:span><text:span text:style-name="T4">а</text:span><text:span text:style-name="T4">д</text:span><text:span text:style-name="T4">а</text:span><text:span text:style-name="T4">ч</text:span><text:span text:style-name="T4">и</text:span><text:span text:style-name="T4"> </text:span><text:span text:style-name="T4">о</text:span><text:span text:style-name="T4"> </text:span><text:span text:style-name="T4">в</text:span><text:span text:style-name="T4">и</text:span><text:span text:style-name="T4">з</text:span><text:span text:style-name="T4">а</text:span><text:span text:style-name="T4">н</text:span><text:span text:style-name="T4">т</text:span><text:span text:style-name="T4">и</text:span><text:span text:style-name="T4">й</text:span><text:span text:style-name="T4">с</text:span><text:span text:style-name="T4">к</text:span><text:span text:style-name="T4">и</text:span><text:span text:style-name="T4">х</text:span><text:span text:style-name="T4"> </text:span><text:span text:style-name="T4">г</text:span><text:span text:style-name="T4">е</text:span><text:span text:style-name="T4">н</text:span><text:span text:style-name="T4">е</text:span><text:span text:style-name="T4">р</text:span><text:span text:style-name="T4">а</text:span><text:span text:style-name="T4">л</text:span><text:span text:style-name="T4">а</text:span><text:span text:style-name="T4">х</text:span></text:p>
              </text:list-item>
              <text:list-item>
                <text:p text:style-name="P4"><text:span text:style-name="T4">1</text:span><text:span text:style-name="T4">9</text:span><text:span text:style-name="T4">9</text:span><text:span text:style-name="T4">0</text:span><text:span text:style-name="T4"> </text:span><text:span text:style-name="T4">Д</text:span><text:span text:style-name="T4">э</text:span><text:span text:style-name="T4">в</text:span><text:span text:style-name="T4">и</text:span><text:span text:style-name="T4">д</text:span><text:span text:style-name="T4"> </text:span><text:span text:style-name="T4">Ч</text:span><text:span text:style-name="T4">а</text:span><text:span text:style-name="T4">у</text:span><text:span text:style-name="T4">м</text:span><text:span text:style-name="T4"> </text:span><text:span text:style-name="T4">с</text:span><text:span text:style-name="T4">о</text:span><text:span text:style-name="T4">з</text:span><text:span text:style-name="T4">д</text:span><text:span text:style-name="T4">а</text:span><text:span text:style-name="T4">е</text:span><text:span text:style-name="T4">т</text:span><text:span text:style-name="T4"> </text:span><text:span text:style-name="T4">D</text:span><text:span text:style-name="T4">i</text:span><text:span text:style-name="T4">g</text:span><text:span text:style-name="T4">i</text:span><text:span text:style-name="T4">C</text:span><text:span text:style-name="T4">a</text:span><text:span text:style-name="T4">s</text:span><text:span text:style-name="T4">h</text:span><text:span text:style-name="T4">,</text:span><text:span text:style-name="T4"> </text:span><text:span text:style-name="T4">о</text:span><text:span text:style-name="T4">с</text:span><text:span text:style-name="T4">н</text:span><text:span text:style-name="T4">о</text:span><text:span text:style-name="T4">в</text:span><text:span text:style-name="T4">а</text:span><text:span text:style-name="T4">н</text:span><text:span text:style-name="T4">н</text:span><text:span text:style-name="T4">у</text:span><text:span text:style-name="T4">ю</text:span><text:span text:style-name="T4"> </text:span><text:span text:style-name="T4">н</text:span><text:span text:style-name="T4">а</text:span><text:span text:style-name="T4"> </text:span><text:span text:style-name="T4">и</text:span><text:span text:style-name="T4">с</text:span><text:span text:style-name="T4">п</text:span><text:span text:style-name="T4">о</text:span><text:span text:style-name="T4">л</text:span><text:span text:style-name="T4">ь</text:span><text:span text:style-name="T4">з</text:span><text:span text:style-name="T4">о</text:span><text:span text:style-name="T4">в</text:span><text:span text:style-name="T4">а</text:span><text:span text:style-name="T4">н</text:span><text:span text:style-name="T4">и</text:span><text:span text:style-name="T4">и</text:span><text:span text:style-name="T4"> </text:span><text:span text:style-name="T4">к</text:span><text:span text:style-name="T4">р</text:span><text:span text:style-name="T4">и</text:span><text:span text:style-name="T4">п</text:span><text:span text:style-name="T4">т</text:span><text:span text:style-name="T4">о</text:span><text:span text:style-name="T4">г</text:span><text:span text:style-name="T4">р</text:span><text:span text:style-name="T4">а</text:span><text:span text:style-name="T4">ф</text:span><text:span text:style-name="T4">и</text:span><text:span text:style-name="T4">ч</text:span><text:span text:style-name="T4">е</text:span><text:span text:style-name="T4">с</text:span><text:span text:style-name="T4">к</text:span><text:span text:style-name="T4">и</text:span><text:span text:style-name="T4">х</text:span><text:span text:style-name="T4"> </text:span><text:span text:style-name="T4">м</text:span><text:span text:style-name="T4">е</text:span><text:span text:style-name="T4">т</text:span><text:span text:style-name="T4">о</text:span><text:span text:style-name="T4">д</text:span><text:span text:style-name="T4">о</text:span><text:span text:style-name="T4">в</text:span><text:span text:style-name="T4"> </text:span><text:span text:style-name="T4">д</text:span><text:span text:style-name="T4">л</text:span><text:span text:style-name="T4">я</text:span><text:span text:style-name="T4"> </text:span><text:span text:style-name="T4">р</text:span><text:span text:style-name="T4">е</text:span><text:span text:style-name="T4">ш</text:span><text:span text:style-name="T4">е</text:span><text:span text:style-name="T4">н</text:span><text:span text:style-name="T4">и</text:span><text:span text:style-name="T4">я</text:span><text:span text:style-name="T4"> </text:span><text:span text:style-name="T4">п</text:span><text:span text:style-name="T4">р</text:span><text:span text:style-name="T4">о</text:span><text:span text:style-name="T4">б</text:span><text:span text:style-name="T4">л</text:span><text:span text:style-name="T4">е</text:span><text:span text:style-name="T4">м</text:span><text:span text:style-name="T4">ы</text:span><text:span text:style-name="T4"> </text:span><text:span text:style-name="T4">д</text:span><text:span text:style-name="T4">в</text:span><text:span text:style-name="T4">о</text:span><text:span text:style-name="T4">й</text:span><text:span text:style-name="T4">н</text:span><text:span text:style-name="T4">о</text:span><text:span text:style-name="T4">й</text:span><text:span text:style-name="T4"> </text:span><text:span text:style-name="T4">т</text:span><text:span text:style-name="T4">р</text:span><text:span text:style-name="T4">а</text:span><text:span text:style-name="T4">т</text:span><text:span text:style-name="T4">ы</text:span></text:p>
              </text:list-item>
              <text:list-item>
                <text:p text:style-name="P4"><text:span text:style-name="T4">2</text:span><text:span text:style-name="T4">0</text:span><text:span text:style-name="T4">0</text:span><text:span text:style-name="T4">5</text:span><text:span text:style-name="T4"> </text:span><text:span text:style-name="T4">Н</text:span><text:span text:style-name="T4">и</text:span><text:span text:style-name="T4">к</text:span><text:span text:style-name="T4"> </text:span><text:span text:style-name="T4">С</text:span><text:span text:style-name="T4">а</text:span><text:span text:style-name="T4">б</text:span><text:span text:style-name="T4">о</text:span><text:span text:style-name="T4"> </text:span><text:span text:style-name="T4">о</text:span><text:span text:style-name="T4">п</text:span><text:span text:style-name="T4">и</text:span><text:span text:style-name="T4">с</text:span><text:span text:style-name="T4">ы</text:span><text:span text:style-name="T4">в</text:span><text:span text:style-name="T4">а</text:span><text:span text:style-name="T4">е</text:span><text:span text:style-name="T4">т</text:span><text:span text:style-name="T4"> </text:span><text:span text:style-name="T4">с</text:span><text:span text:style-name="T4">и</text:span><text:span text:style-name="T4">с</text:span><text:span text:style-name="T4">т</text:span><text:span text:style-name="T4">е</text:span><text:span text:style-name="T4">м</text:span><text:span text:style-name="T4">у</text:span><text:span text:style-name="T4"> </text:span><text:span text:style-name="T4">B</text:span><text:span text:style-name="T4">i</text:span><text:span text:style-name="T4">t</text:span><text:span text:style-name="T4">G</text:span><text:span text:style-name="T4">o</text:span><text:span text:style-name="T4">l</text:span><text:span text:style-name="T4">d</text:span><text:span text:style-name="T4">,</text:span><text:span text:style-name="T4"> </text:span><text:span text:style-name="T4">к</text:span><text:span text:style-name="T4">о</text:span><text:span text:style-name="T4">м</text:span><text:span text:style-name="T4">б</text:span><text:span text:style-name="T4">и</text:span><text:span text:style-name="T4">н</text:span><text:span text:style-name="T4">и</text:span><text:span text:style-name="T4">р</text:span><text:span text:style-name="T4">у</text:span><text:span text:style-name="T4">ю</text:span><text:span text:style-name="T4">щ</text:span><text:span text:style-name="T4">у</text:span><text:span text:style-name="T4">ю</text:span><text:span text:style-name="T4"> </text:span><text:span text:style-name="T4">к</text:span><text:span text:style-name="T4">р</text:span><text:span text:style-name="T4">и</text:span><text:span text:style-name="T4">п</text:span><text:span text:style-name="T4">т</text:span><text:span text:style-name="T4">о</text:span><text:span text:style-name="T4">г</text:span><text:span text:style-name="T4">р</text:span><text:span text:style-name="T4">а</text:span><text:span text:style-name="T4">ф</text:span><text:span text:style-name="T4">и</text:span><text:span text:style-name="T4">ч</text:span><text:span text:style-name="T4">е</text:span><text:span text:style-name="T4">с</text:span><text:span text:style-name="T4">к</text:span><text:span text:style-name="T4">и</text:span><text:span text:style-name="T4">е</text:span><text:span text:style-name="T4"> </text:span><text:span text:style-name="T4">м</text:span><text:span text:style-name="T4">е</text:span><text:span text:style-name="T4">т</text:span><text:span text:style-name="T4">о</text:span><text:span text:style-name="T4">д</text:span><text:span text:style-name="T4">ы</text:span><text:span text:style-name="T4"> </text:span><text:span text:style-name="T4">и</text:span><text:span text:style-name="T4"> </text:span><text:span text:style-name="T4">а</text:span><text:span text:style-name="T4">р</text:span><text:span text:style-name="T4">х</text:span><text:span text:style-name="T4">и</text:span><text:span text:style-name="T4">т</text:span><text:span text:style-name="T4">е</text:span><text:span text:style-name="T4">к</text:span><text:span text:style-name="T4">т</text:span><text:span text:style-name="T4">у</text:span><text:span text:style-name="T4">р</text:span><text:span text:style-name="T4">у</text:span><text:span text:style-name="T4"> </text:span><text:span text:style-name="T4">р</text:span><text:span text:style-name="T4">а</text:span><text:span text:style-name="T4">с</text:span><text:span text:style-name="T4">п</text:span><text:span text:style-name="T4">р</text:span><text:span text:style-name="T4">е</text:span><text:span text:style-name="T4">д</text:span><text:span text:style-name="T4">е</text:span><text:span text:style-name="T4">л</text:span><text:span text:style-name="T4">е</text:span><text:span text:style-name="T4">н</text:span><text:span text:style-name="T4">н</text:span><text:span text:style-name="T4">ы</text:span><text:span text:style-name="T4">х</text:span><text:span text:style-name="T4"> </text:span><text:span text:style-name="T4">б</text:span><text:span text:style-name="T4">а</text:span><text:span text:style-name="T4">з</text:span><text:span text:style-name="T4"> </text:span><text:span text:style-name="T4">д</text:span><text:span text:style-name="T4">а</text:span><text:span text:style-name="T4">н</text:span><text:span text:style-name="T4">н</text:span><text:span text:style-name="T4">ы</text:span><text:span text:style-name="T4">х</text:span></text:p>
              </text:list-item>
              <text:list-item>
                <text:p text:style-name="P4"><text:span text:style-name="T4">2</text:span><text:span text:style-name="T4">0</text:span><text:span text:style-name="T4">0</text:span><text:span text:style-name="T4">8</text:span><text:span text:style-name="T4"> </text:span><text:span text:style-name="T4">п</text:span><text:span text:style-name="T4">о</text:span><text:span text:style-name="T4">д</text:span><text:span text:style-name="T4"> </text:span><text:span text:style-name="T4">к</text:span><text:span text:style-name="T4">о</text:span><text:span text:style-name="T4">л</text:span><text:span text:style-name="T4">л</text:span><text:span text:style-name="T4">е</text:span><text:span text:style-name="T4">к</text:span><text:span text:style-name="T4">т</text:span><text:span text:style-name="T4">и</text:span><text:span text:style-name="T4">в</text:span><text:span text:style-name="T4">н</text:span><text:span text:style-name="T4">ы</text:span><text:span text:style-name="T4">м</text:span><text:span text:style-name="T4"> </text:span><text:span text:style-name="T4">п</text:span><text:span text:style-name="T4">с</text:span><text:span text:style-name="T4">е</text:span><text:span text:style-name="T4">в</text:span><text:span text:style-name="T4">д</text:span><text:span text:style-name="T4">о</text:span><text:span text:style-name="T4">н</text:span><text:span text:style-name="T4">и</text:span><text:span text:style-name="T4">м</text:span><text:span text:style-name="T4">о</text:span><text:span text:style-name="T4">м</text:span><text:span text:style-name="T4"> </text:span><text:span text:style-name="T4">С</text:span><text:span text:style-name="T4">а</text:span><text:span text:style-name="T4">т</text:span><text:span text:style-name="T4">о</text:span><text:span text:style-name="T4">ш</text:span><text:span text:style-name="T4">и</text:span><text:span text:style-name="T4"> </text:span><text:span text:style-name="T4">Н</text:span><text:span text:style-name="T4">а</text:span><text:span text:style-name="T4">к</text:span><text:span text:style-name="T4">а</text:span><text:span text:style-name="T4">м</text:span><text:span text:style-name="T4">о</text:span><text:span text:style-name="T4">т</text:span><text:span text:style-name="T4">о</text:span><text:span text:style-name="T4"> </text:span><text:span text:style-name="T4">о</text:span><text:span text:style-name="T4">п</text:span><text:span text:style-name="T4">у</text:span><text:span text:style-name="T4">б</text:span><text:span text:style-name="T4">л</text:span><text:span text:style-name="T4">и</text:span><text:span text:style-name="T4">к</text:span><text:span text:style-name="T4">о</text:span><text:span text:style-name="T4">в</text:span><text:span text:style-name="T4">а</text:span><text:span text:style-name="T4">н</text:span><text:span text:style-name="T4">а</text:span><text:span text:style-name="T4"> </text:span><text:span text:style-name="T4">и</text:span><text:span text:style-name="T4"> </text:span><text:span text:style-name="T4">д</text:span><text:span text:style-name="T4">е</text:span><text:span text:style-name="T4">т</text:span><text:span text:style-name="T4">а</text:span><text:span text:style-name="T4">л</text:span><text:span text:style-name="T4">ь</text:span><text:span text:style-name="T4">н</text:span><text:span text:style-name="T4">о</text:span><text:span text:style-name="T4"> </text:span><text:span text:style-name="T4">о</text:span><text:span text:style-name="T4">п</text:span><text:span text:style-name="T4">и</text:span><text:span text:style-name="T4">с</text:span><text:span text:style-name="T4">а</text:span><text:span text:style-name="T4">н</text:span><text:span text:style-name="T4">а</text:span><text:span text:style-name="T4"> </text:span><text:span text:style-name="T4">с</text:span><text:span text:style-name="T4">и</text:span><text:span text:style-name="T4">с</text:span><text:span text:style-name="T4">т</text:span><text:span text:style-name="T4">е</text:span><text:span text:style-name="T4">м</text:span><text:span text:style-name="T4">а</text:span><text:span text:style-name="T4"> </text:span><text:span text:style-name="T4">B</text:span><text:span text:style-name="T4">i</text:span><text:span text:style-name="T4">t</text:span><text:span text:style-name="T4">c</text:span><text:span text:style-name="T4">o</text:span><text:span text:style-name="T4">i</text:span><text:span text:style-name="T4">n</text:span></text:p>
              </text:list-item>
              <text:list-item>
                <text:p text:style-name="P4"><text:span text:style-name="T4">2</text:span><text:span text:style-name="T4">0</text:span><text:span text:style-name="T4">1</text:span><text:span text:style-name="T4">1</text:span><text:span text:style-name="T4"> </text:span><text:span text:style-name="T4">з</text:span><text:span text:style-name="T4">а</text:span><text:span text:style-name="T4">ф</text:span><text:span text:style-name="T4">и</text:span><text:span text:style-name="T4">к</text:span><text:span text:style-name="T4">с</text:span><text:span text:style-name="T4">и</text:span><text:span text:style-name="T4">р</text:span><text:span text:style-name="T4">о</text:span><text:span text:style-name="T4">в</text:span><text:span text:style-name="T4">а</text:span><text:span text:style-name="T4">н</text:span><text:span text:style-name="T4"> </text:span><text:span text:style-name="T4">п</text:span><text:span text:style-name="T4">а</text:span><text:span text:style-name="T4">р</text:span><text:span text:style-name="T4">и</text:span><text:span text:style-name="T4">т</text:span><text:span text:style-name="T4">е</text:span><text:span text:style-name="T4">т</text:span><text:span text:style-name="T4"> </text:span><text:span text:style-name="T4">B</text:span><text:span text:style-name="T4">T</text:span><text:span text:style-name="T4">C</text:span><text:span text:style-name="T4"> </text:span><text:span text:style-name="T4">и</text:span><text:span text:style-name="T4"> </text:span><text:span text:style-name="T4">U</text:span><text:span text:style-name="T4">S</text:span><text:span text:style-name="T4">D</text:span><text:span text:style-name="T4">;</text:span><text:span text:style-name="T4"> </text:span><text:span text:style-name="T4">п</text:span><text:span text:style-name="T4">о</text:span><text:span text:style-name="T4">я</text:span><text:span text:style-name="T4">в</text:span><text:span text:style-name="T4">л</text:span><text:span text:style-name="T4">я</text:span><text:span text:style-name="T4">е</text:span><text:span text:style-name="T4">т</text:span><text:span text:style-name="T4">с</text:span><text:span text:style-name="T4">я</text:span><text:span text:style-name="T4"> </text:span><text:span text:style-name="T4">п</text:span><text:span text:style-name="T4">е</text:span><text:span text:style-name="T4">р</text:span><text:span text:style-name="T4">в</text:span><text:span text:style-name="T4">а</text:span><text:span text:style-name="T4">я</text:span><text:span text:style-name="T4"> </text:span><text:span text:style-name="T4">а</text:span><text:span text:style-name="T4">л</text:span><text:span text:style-name="T4">ь</text:span><text:span text:style-name="T4">т</text:span><text:span text:style-name="T4">е</text:span><text:span text:style-name="T4">р</text:span><text:span text:style-name="T4">н</text:span><text:span text:style-name="T4">а</text:span><text:span text:style-name="T4">т</text:span><text:span text:style-name="T4">и</text:span><text:span text:style-name="T4">в</text:span><text:span text:style-name="T4">н</text:span><text:span text:style-name="T4">а</text:span><text:span text:style-name="T4">я</text:span><text:span text:style-name="T4"> </text:span><text:span text:style-name="T4">к</text:span><text:span text:style-name="T4">р</text:span><text:span text:style-name="T4">и</text:span><text:span text:style-name="T4">п</text:span><text:span text:style-name="T4">т</text:span><text:span text:style-name="T4">о</text:span><text:span text:style-name="T4">в</text:span><text:span text:style-name="T4">а</text:span><text:span text:style-name="T4">л</text:span><text:span text:style-name="T4">ю</text:span><text:span text:style-name="T4">т</text:span><text:span text:style-name="T4">а</text:span><text:span text:style-name="T4"> </text:span><text:span text:style-name="T4">L</text:span><text:span text:style-name="T4">i</text:span><text:span text:style-name="T4">t</text:span><text:span text:style-name="T4">e</text:span><text:span text:style-name="T4">c</text:span><text:span text:style-name="T4">o</text:span><text:span text:style-name="T4">i</text:span><text:span text:style-name="T4">n</text:span></text:p>
              </text:list-item>
              <text:list-item>
                <text:p text:style-name="P4"><text:span text:style-name="T4">2</text:span><text:span text:style-name="T4">0</text:span><text:span text:style-name="T4">1</text:span><text:span text:style-name="T4">3</text:span><text:span text:style-name="T4"> </text:span><text:span text:style-name="T4">ц</text:span><text:span text:style-name="T4">е</text:span><text:span text:style-name="T4">н</text:span><text:span text:style-name="T4">а</text:span><text:span text:style-name="T4"> </text:span><text:span text:style-name="T4">B</text:span><text:span text:style-name="T4">T</text:span><text:span text:style-name="T4">C</text:span><text:span text:style-name="T4"> </text:span><text:span text:style-name="T4">с</text:span><text:span text:style-name="T4">р</text:span><text:span text:style-name="T4">а</text:span><text:span text:style-name="T4">в</text:span><text:span text:style-name="T4">н</text:span><text:span text:style-name="T4">я</text:span><text:span text:style-name="T4">л</text:span><text:span text:style-name="T4">а</text:span><text:span text:style-name="T4">с</text:span><text:span text:style-name="T4">ь</text:span><text:span text:style-name="T4"> </text:span><text:span text:style-name="T4">с</text:span><text:span text:style-name="T4"> </text:span><text:span text:style-name="T4">ц</text:span><text:span text:style-name="T4">е</text:span><text:span text:style-name="T4">н</text:span><text:span text:style-name="T4">о</text:span><text:span text:style-name="T4">й</text:span><text:span text:style-name="T4"> </text:span><text:span text:style-name="T4">у</text:span><text:span text:style-name="T4">н</text:span><text:span text:style-name="T4">ц</text:span><text:span text:style-name="T4">и</text:span><text:span text:style-name="T4">и</text:span><text:span text:style-name="T4"> </text:span><text:span text:style-name="T4">з</text:span><text:span text:style-name="T4">о</text:span><text:span text:style-name="T4">л</text:span><text:span text:style-name="T4">о</text:span><text:span text:style-name="T4">т</text:span><text:span text:style-name="T4">а</text:span></text:p>
              </text:list-item>
              <text:list-item>
                <text:p text:style-name="P4"><text:span text:style-name="T4">2</text:span><text:span text:style-name="T4">0</text:span><text:span text:style-name="T4">1</text:span><text:span text:style-name="T4">4</text:span><text:span text:style-name="T4"> </text:span><text:span text:style-name="T4">о</text:span><text:span text:style-name="T4">б</text:span><text:span text:style-name="T4">о</text:span><text:span text:style-name="T4">р</text:span><text:span text:style-name="T4">о</text:span><text:span text:style-name="T4">т</text:span><text:span text:style-name="T4"> </text:span><text:span text:style-name="T4">с</text:span><text:span text:style-name="T4">е</text:span><text:span text:style-name="T4">т</text:span><text:span text:style-name="T4">и</text:span><text:span text:style-name="T4"> </text:span><text:span text:style-name="T4">Б</text:span><text:span text:style-name="T4">и</text:span><text:span text:style-name="T4">т</text:span><text:span text:style-name="T4">к</text:span><text:span text:style-name="T4">о</text:span><text:span text:style-name="T4">и</text:span><text:span text:style-name="T4">н</text:span><text:span text:style-name="T4"> </text:span><text:span text:style-name="T4">п</text:span><text:span text:style-name="T4">р</text:span><text:span text:style-name="T4">е</text:span><text:span text:style-name="T4">в</text:span><text:span text:style-name="T4">ы</text:span><text:span text:style-name="T4">с</text:span><text:span text:style-name="T4">и</text:span><text:span text:style-name="T4">л</text:span><text:span text:style-name="T4"> </text:span><text:span text:style-name="T4">о</text:span><text:span text:style-name="T4">б</text:span><text:span text:style-name="T4">о</text:span><text:span text:style-name="T4">р</text:span><text:span text:style-name="T4">о</text:span><text:span text:style-name="T4">т</text:span><text:span text:style-name="T4"> </text:span><text:span text:style-name="T4">W</text:span><text:span text:style-name="T4">e</text:span><text:span text:style-name="T4">s</text:span><text:span text:style-name="T4">t</text:span><text:span text:style-name="T4">e</text:span><text:span text:style-name="T4">r</text:span><text:span text:style-name="T4">n</text:span><text:span text:style-name="T4"> </text:span><text:span text:style-name="T4">U</text:span><text:span text:style-name="T4">n</text:span><text:span text:style-name="T4">i</text:span><text:span text:style-name="T4">o</text:span><text:span text:style-name="T4">n</text:span></text:p>
              </text:list-item>
              <text:list-item>
                <text:p text:style-name="P4"><text:span text:style-name="T4">2</text:span><text:span text:style-name="T4">0</text:span><text:span text:style-name="T4">1</text:span><text:span text:style-name="T4">5</text:span><text:span text:style-name="T4"> </text:span><text:span text:style-name="T4">з</text:span><text:span text:style-name="T4">а</text:span><text:span text:style-name="T4">п</text:span><text:span text:style-name="T4">у</text:span><text:span text:style-name="T4">с</text:span><text:span text:style-name="T4">к</text:span><text:span text:style-name="T4">а</text:span><text:span text:style-name="T4">ю</text:span><text:span text:style-name="T4">т</text:span><text:span text:style-name="T4">с</text:span><text:span text:style-name="T4">я</text:span><text:span text:style-name="T4"> </text:span><text:span text:style-name="T4">п</text:span><text:span text:style-name="T4">р</text:span><text:span text:style-name="T4">о</text:span><text:span text:style-name="T4">е</text:span><text:span text:style-name="T4">к</text:span><text:span text:style-name="T4">т</text:span><text:span text:style-name="T4">ы</text:span><text:span text:style-name="T4"> </text:span><text:span text:style-name="T4">E</text:span><text:span text:style-name="T4">t</text:span><text:span text:style-name="T4">h</text:span><text:span text:style-name="T4">e</text:span><text:span text:style-name="T4">r</text:span><text:span text:style-name="T4">e</text:span><text:span text:style-name="T4">u</text:span><text:span text:style-name="T4">m</text:span><text:span text:style-name="T4"> </text:span><text:span text:style-name="T4">и</text:span><text:span text:style-name="T4"> </text:span><text:span text:style-name="T4">H</text:span><text:span text:style-name="T4">y</text:span><text:span text:style-name="T4">p</text:span><text:span text:style-name="T4">e</text:span><text:span text:style-name="T4">r</text:span><text:span text:style-name="T4">l</text:span><text:span text:style-name="T4">e</text:span><text:span text:style-name="T4">d</text:span><text:span text:style-name="T4">g</text:span><text:span text:style-name="T4">e</text:span><text:span text:style-name="T4">r</text:span><text:span text:style-name="T4">;</text:span><text:span text:style-name="T4"> </text:span><text:span text:style-name="T4">с</text:span><text:span text:style-name="T4">о</text:span><text:span text:style-name="T4">з</text:span><text:span text:style-name="T4">д</text:span><text:span text:style-name="T4">а</text:span><text:span text:style-name="T4">н</text:span><text:span text:style-name="T4"> </text:span><text:span text:style-name="T4">к</text:span><text:span text:style-name="T4">о</text:span><text:span text:style-name="T4">н</text:span><text:span text:style-name="T4">с</text:span><text:span text:style-name="T4">о</text:span><text:span text:style-name="T4">р</text:span><text:span text:style-name="T4">ц</text:span><text:span text:style-name="T4">и</text:span><text:span text:style-name="T4">у</text:span><text:span text:style-name="T4">м</text:span><text:span text:style-name="T4"> </text:span><text:span text:style-name="T4">R</text:span><text:span text:style-name="T4">3</text:span><text:span text:style-name="T4"> </text:span><text:span text:style-name="T4">C</text:span><text:span text:style-name="T4">E</text:span><text:span text:style-name="T4">V</text:span></text:p>
              </text:list-item>
              <text:list-item>
                <text:p text:style-name="P4"><text:span text:style-name="T4">2</text:span><text:span text:style-name="T4">0</text:span><text:span text:style-name="T4">1</text:span><text:span text:style-name="T4">7</text:span><text:span text:style-name="T4"> </text:span><text:span text:style-name="T4">о</text:span><text:span text:style-name="T4">б</text:span><text:span text:style-name="T4">с</text:span><text:span text:style-name="T4">у</text:span><text:span text:style-name="T4">ж</text:span><text:span text:style-name="T4">д</text:span><text:span text:style-name="T4">а</text:span><text:span text:style-name="T4">е</text:span><text:span text:style-name="T4">т</text:span><text:span text:style-name="T4">с</text:span><text:span text:style-name="T4">я</text:span><text:span text:style-name="T4"> </text:span><text:span text:style-name="T4">н</text:span><text:span text:style-name="T4">а</text:span><text:span text:style-name="T4"> </text:span><text:span text:style-name="T4">г</text:span><text:span text:style-name="T4">о</text:span><text:span text:style-name="T4">с</text:span><text:span text:style-name="T4">у</text:span><text:span text:style-name="T4">д</text:span><text:span text:style-name="T4">а</text:span><text:span text:style-name="T4">р</text:span><text:span text:style-name="T4">с</text:span><text:span text:style-name="T4">т</text:span><text:span text:style-name="T4">в</text:span><text:span text:style-name="T4">е</text:span><text:span text:style-name="T4">н</text:span><text:span text:style-name="T4">н</text:span><text:span text:style-name="T4">о</text:span><text:span text:style-name="T4">м</text:span><text:span text:style-name="T4"> </text:span><text:span text:style-name="T4">у</text:span><text:span text:style-name="T4">р</text:span><text:span text:style-name="T4">о</text:span><text:span text:style-name="T4">в</text:span><text:span text:style-name="T4">н</text:span><text:span text:style-name="T4">е</text:span><text:span text:style-name="T4"><text:line-break/></text:span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text-style-name="P1" draw:layer="layout" svg:width="28cm" svg:height="8.382cm" svg:x="0cm" svg:y="5.08cm" presentation:class="subtitle" presentation:user-transformed="true">
          <draw:text-box>
            <text:p><text:span text:style-name="T1">З</text:span><text:span text:style-name="T1">а</text:span><text:span text:style-name="T1">д</text:span><text:span text:style-name="T1">а</text:span><text:span text:style-name="T1">ч</text:span><text:span text:style-name="T1">а</text:span><text:span text:style-name="T1"> </text:span><text:span text:style-name="T1">о</text:span><text:span text:style-name="T1"> </text:span><text:span text:style-name="T1">в</text:span><text:span text:style-name="T1">и</text:span><text:span text:style-name="T1">з</text:span><text:span text:style-name="T1">а</text:span><text:span text:style-name="T1">н</text:span><text:span text:style-name="T1">т</text:span><text:span text:style-name="T1">и</text:span><text:span text:style-name="T1">й</text:span><text:span text:style-name="T1">с</text:span><text:span text:style-name="T1">к</text:span><text:span text:style-name="T1">и</text:span><text:span text:style-name="T1">х</text:span><text:span text:style-name="T1"> </text:span><text:span text:style-name="T1">г</text:span><text:span text:style-name="T1">е</text:span><text:span text:style-name="T1">н</text:span><text:span text:style-name="T1">е</text:span><text:span text:style-name="T1">р</text:span><text:span text:style-name="T1">а</text:span><text:span text:style-name="T1">л</text:span><text:span text:style-name="T1">а</text:span><text:span text:style-name="T1">х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Задача о византийских генералах</text:p>
          </draw:text-box>
        </draw:frame>
        <draw:frame presentation:style-name="pr5" draw:text-style-name="P6" draw:layer="layout" svg:width="26.924cm" svg:height="17.755cm" svg:x="0.254cm" svg:y="2.853cm" presentation:class="subtitle" presentation:user-transformed="true">
          <draw:text-box>
            <text:list text:style-name="L1">
              <text:list-item>
                <text:p text:style-name="P4">N генералов окружили город</text:p>
              </text:list-item>
              <text:list-item>
                <text:p text:style-name="P4">Они могут обмениваться сообщениями</text:p>
              </text:list-item>
              <text:list-item>
                <text:p text:style-name="P4">Не более чем m из них предатели</text:p>
                <text:p text:style-name="P4"/>
                <text:p text:style-name="P4">Требуется протокол, при котором выполняются следующие условия:</text:p>
              </text:list-item>
            </text:list>
            <text:list text:style-name="L2">
              <text:list-item>
                <text:p text:style-name="P4"><text:s/>Честные генералы должны принять единый план действий – либо все атакуют, либо все отступают</text:p>
              </text:list-item>
              <text:list-item>
                <text:p text:style-name="P4"><text:s/>Небольшое число предателей не должны быть в состоянии изменить план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Задача о византийских генералах</text:p>
          </draw:text-box>
        </draw:frame>
        <draw:frame presentation:style-name="pr5" draw:text-style-name="P6" draw:layer="layout" svg:width="26.924cm" svg:height="17.755cm" svg:x="0.254cm" svg:y="2.853cm" presentation:class="subtitle" presentation:user-transformed="true">
          <draw:text-box>
            <text:list text:style-name="L1">
              <text:list-header>
                <text:p text:style-name="P4">Наивное решение:</text:p>
              </text:list-header>
              <text:list-item>
                <text:p text:style-name="P4">Генералы рассылают информацию v(i),i=1..N, которую они наблюдают.</text:p>
              </text:list-item>
              <text:list-item>
                <text:p text:style-name="P4">Каждый генерал использует некоторый алгоритм, который преобразует информацию v(i) в решение атаковать или отсутпать</text:p>
              </text:list-item>
              <text:list-item>
                <text:p text:style-name="P4">В этом случае не выполнится условие <text:span text:style-name="T5">А</text:span>, так как предатели могут посылать разные сообщения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Задача о византийских генералах</text:p>
          </draw:text-box>
        </draw:frame>
        <draw:frame presentation:style-name="pr5" draw:text-style-name="P6" draw:layer="layout" svg:width="26.924cm" svg:height="17.755cm" svg:x="0.254cm" svg:y="2.853cm" presentation:class="subtitle" presentation:user-transformed="true">
          <draw:text-box>
            <text:list text:style-name="L3">
              <text:list-item>
                <text:p text:style-name="P4"><text:s/>Чтобы выполнить условие А, генералы должны прийти к единой информации v(1)...,v(N).</text:p>
              </text:list-item>
            </text:list>
            <text:list text:style-name="L4">
              <text:list-item>
                <text:list>
                  <text:list-item>
                    <text:p text:style-name="P4">Генералы могут использовать не то значение v(i), которое они получили от генерала i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">Чтобы выполнить условие <text:span text:style-name="T5">B</text:span>, такое не должно происходить для честных генералов</text:p>
                  </text:list-item>
                </text:list>
              </text:list-item>
            </text:list>
            <text:list text:style-name="L3">
              <text:list-item>
                <text:p text:style-name="P4"><text:s/>Если i-й генерал честный, остальные честные генералы должны использовать его значение v(i)</text:p>
              </text:list-item>
            </text:list>
            <text:p text:style-name="P4">1’) Любые 2 честных генерала должны использовать одно и то же значение v(i)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Задача о византийских генералах</text:p>
          </draw:text-box>
        </draw:frame>
        <draw:frame presentation:style-name="pr5" draw:text-style-name="P6" draw:layer="layout" svg:width="26.924cm" svg:height="17.755cm" svg:x="0.254cm" svg:y="2.853cm" presentation:class="subtitle" presentation:user-transformed="true">
          <draw:text-box>
            <text:p text:style-name="P4"/>
            <text:p text:style-name="P4">Задача о византийских генералах:</text:p>
            <text:p text:style-name="P4">Главнокомандующий посылает сообщение N-1 других генералов, и при этом</text:p>
            <text:list text:style-name="L6">
              <text:list-item>
                <text:p text:style-name="P4"><text:s/>Все честные генералы выполняют одинаковый приказ</text:p>
              </text:list-item>
              <text:list-item>
                <text:p text:style-name="P4"><text:s/>Если главнокомандующий честный, все честные генералы выполняют тот приказ, который он послал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Теорема о невозможности</text:p>
          </draw:text-box>
        </draw:frame>
        <draw:frame presentation:style-name="pr6" draw:text-style-name="P6" draw:layer="layout" svg:width="26.924cm" svg:height="3.85cm" svg:x="0.554cm" svg:y="2.853cm" presentation:class="subtitle" presentation:user-transformed="true">
          <draw:text-box>
            <text:p text:style-name="P4">Если сообщения только устные, число честных генералов должно быть больше, чем 2/3</text:p>
            <text:p text:style-name="P4"/>
          </draw:text-box>
        </draw:frame>
        <draw:custom-shape draw:style-name="gr2" draw:text-style-name="P9" draw:layer="layout" svg:width="8.408cm" svg:height="2.499cm" svg:x="8.662cm" svg:y="6.114cm">
          <text:p text:style-name="P8"><text:span text:style-name="T6">Главнокомандующи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4.622cm" svg:height="2.499cm" svg:x="1.875cm" svg:y="9.639cm">
          <text:p text:style-name="P8"><text:span text:style-name="T6">Генерал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4.622cm" svg:height="2.499cm" svg:x="18.376cm" svg:y="9.639cm">
          <text:p text:style-name="P8"><text:span text:style-name="T6">Генерал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1" draw:layer="layout" svg:x1="17.11cm" svg:y1="7.35cm" svg:x2="20.696cm" svg:y2="9.672cm">
          <text:p/>
        </draw:line>
        <draw:line draw:style-name="gr4" draw:text-style-name="P12" draw:layer="layout" svg:x1="8.702cm" svg:y1="7.35cm" svg:x2="4.233cm" svg:y2="9.672cm">
          <text:p/>
        </draw:line>
        <draw:frame draw:style-name="gr5" draw:text-style-name="P13" draw:layer="layout" svg:width="3.889cm" svg:height="0.962cm" draw:transform="rotate (-0.557981761862587) translate (17.738cm 6.723cm)">
          <draw:text-box>
            <text:p>“Атаковать”</text:p>
          </draw:text-box>
        </draw:frame>
        <draw:frame draw:style-name="gr6" draw:text-style-name="P13" draw:layer="layout" svg:width="3.936cm" svg:height="0.962cm" draw:transform="rotate (0.448898683612941) translate (4.738cm 8.456cm)">
          <draw:text-box>
            <text:p>“Отступать”</text:p>
          </draw:text-box>
        </draw:frame>
        <draw:line draw:style-name="gr4" draw:text-style-name="P12" draw:layer="layout" svg:x1="18.374cm" svg:y1="10.848cm" svg:x2="6.527cm" svg:y2="10.848cm">
          <text:p/>
        </draw:line>
        <draw:frame draw:style-name="gr7" draw:text-style-name="P13" draw:layer="layout" svg:width="7.466cm" svg:height="0.962cm" svg:x="8.614cm" svg:y="10.048cm">
          <draw:text-box>
            <text:p>Был приказ “Атаковать”</text:p>
          </draw:text-box>
        </draw:frame>
        <draw:custom-shape draw:style-name="gr8" draw:text-style-name="P10" draw:layer="layout" svg:width="8.408cm" svg:height="2.499cm" svg:x="8.663cm" svg:y="13.414cm">
          <text:p text:style-name="P8"><text:span text:style-name="T6">Главнокомандующи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4.622cm" svg:height="2.499cm" svg:x="1.876cm" svg:y="16.939cm">
          <text:p text:style-name="P8"><text:span text:style-name="T6">Генерал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4.622cm" svg:height="2.499cm" svg:x="18.377cm" svg:y="16.939cm">
          <text:p text:style-name="P8"><text:span text:style-name="T6">Генерал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1" draw:layer="layout" svg:x1="17.111cm" svg:y1="14.65cm" svg:x2="20.697cm" svg:y2="16.972cm">
          <text:p/>
        </draw:line>
        <draw:line draw:style-name="gr4" draw:text-style-name="P12" draw:layer="layout" svg:x1="8.703cm" svg:y1="14.65cm" svg:x2="4.234cm" svg:y2="16.972cm">
          <text:p/>
        </draw:line>
        <draw:frame draw:style-name="gr6" draw:text-style-name="P13" draw:layer="layout" svg:width="3.936cm" svg:height="0.962cm" draw:transform="rotate (-0.557981761862587) translate (17.739cm 14.023cm)">
          <draw:text-box>
            <text:p>“Отступать”</text:p>
          </draw:text-box>
        </draw:frame>
        <draw:frame draw:style-name="gr6" draw:text-style-name="P13" draw:layer="layout" svg:width="3.936cm" svg:height="0.962cm" draw:transform="rotate (0.448898683612941) translate (4.739cm 15.756cm)">
          <draw:text-box>
            <text:p>“Отступать”</text:p>
          </draw:text-box>
        </draw:frame>
        <draw:line draw:style-name="gr4" draw:text-style-name="P12" draw:layer="layout" svg:x1="18.375cm" svg:y1="18.148cm" svg:x2="6.528cm" svg:y2="18.148cm">
          <text:p/>
        </draw:line>
        <draw:frame draw:style-name="gr7" draw:text-style-name="P13" draw:layer="layout" svg:width="7.466cm" svg:height="0.962cm" svg:x="8.615cm" svg:y="17.348cm">
          <draw:text-box>
            <text:p>Был приказ “Атаковать”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Решение для устных сообщений</text:p>
          </draw:text-box>
        </draw:frame>
        <draw:frame presentation:style-name="pr5" draw:text-style-name="P6" draw:layer="layout" svg:width="26.924cm" svg:height="17.755cm" svg:x="0.254cm" svg:y="2.853cm" presentation:class="subtitle" presentation:user-transformed="true">
          <draw:text-box>
            <text:p text:style-name="P4"/>
            <text:p text:style-name="P4">Предположения:</text:p>
            <text:p text:style-name="P4"/>
            <text:list text:style-name="L7">
              <text:list-item>
                <text:p text:style-name="P4"><text:s/>Каждое отправленное сообщение доставляется корректно</text:p>
              </text:list-item>
              <text:list-item>
                <text:p text:style-name="P4"><text:s/>Получатель знает, кто отправил сообщение</text:p>
              </text:list-item>
              <text:list-item>
                <text:p text:style-name="P4"><text:s/>Отсутствие сообщения можно обнаружить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Решение для устных сообщений</text:p>
          </draw:text-box>
        </draw:frame>
        <draw:frame presentation:style-name="pr5" draw:text-style-name="P15" draw:layer="layout" svg:width="26.924cm" svg:height="17.755cm" svg:x="0.254cm" svg:y="2.853cm" presentation:class="subtitle" presentation:user-transformed="true">
          <draw:text-box>
            <text:p text:style-name="P14"><text:span text:style-name="T7">А</text:span><text:span text:style-name="T7">л</text:span><text:span text:style-name="T7">г</text:span><text:span text:style-name="T7">о</text:span><text:span text:style-name="T7">р</text:span><text:span text:style-name="T7">и</text:span><text:span text:style-name="T7">т</text:span><text:span text:style-name="T7">м</text:span><text:span text:style-name="T7"> </text:span><text:span text:style-name="T7">O</text:span><text:span text:style-name="T7">M</text:span><text:span text:style-name="T7">(</text:span><text:span text:style-name="T7">0</text:span><text:span text:style-name="T7">)</text:span><text:span text:style-name="T7">.</text:span></text:p>
            <text:list text:style-name="L9">
              <text:list-item>
                <text:p text:style-name="P14"><text:span text:style-name="T7"><text:s/></text:span><text:span text:style-name="T7">Г</text:span><text:span text:style-name="T7">л</text:span><text:span text:style-name="T7">а</text:span><text:span text:style-name="T7">в</text:span><text:span text:style-name="T7">н</text:span><text:span text:style-name="T7">о</text:span><text:span text:style-name="T7">к</text:span><text:span text:style-name="T7">о</text:span><text:span text:style-name="T7">м</text:span><text:span text:style-name="T7">а</text:span><text:span text:style-name="T7">н</text:span><text:span text:style-name="T7">д</text:span><text:span text:style-name="T7">у</text:span><text:span text:style-name="T7">ю</text:span><text:span text:style-name="T7">щ</text:span><text:span text:style-name="T7">и</text:span><text:span text:style-name="T7">й</text:span><text:span text:style-name="T7"> </text:span><text:span text:style-name="T7">о</text:span><text:span text:style-name="T7">т</text:span><text:span text:style-name="T7">п</text:span><text:span text:style-name="T7">р</text:span><text:span text:style-name="T7">а</text:span><text:span text:style-name="T7">в</text:span><text:span text:style-name="T7">л</text:span><text:span text:style-name="T7">я</text:span><text:span text:style-name="T7">е</text:span><text:span text:style-name="T7">т</text:span><text:span text:style-name="T7"> </text:span><text:span text:style-name="T7">с</text:span><text:span text:style-name="T7">в</text:span><text:span text:style-name="T7">о</text:span><text:span text:style-name="T7">е</text:span><text:span text:style-name="T7"> </text:span><text:span text:style-name="T7">з</text:span><text:span text:style-name="T7">н</text:span><text:span text:style-name="T7">а</text:span><text:span text:style-name="T7">ч</text:span><text:span text:style-name="T7">е</text:span><text:span text:style-name="T7">н</text:span><text:span text:style-name="T7">и</text:span><text:span text:style-name="T7">е</text:span><text:span text:style-name="T7"> </text:span><text:span text:style-name="T7">к</text:span><text:span text:style-name="T7">а</text:span><text:span text:style-name="T7">ж</text:span><text:span text:style-name="T7">д</text:span><text:span text:style-name="T7">о</text:span><text:span text:style-name="T7">м</text:span><text:span text:style-name="T7">у</text:span><text:span text:style-name="T7"> </text:span><text:span text:style-name="T7">г</text:span><text:span text:style-name="T7">е</text:span><text:span text:style-name="T7">н</text:span><text:span text:style-name="T7">е</text:span><text:span text:style-name="T7">р</text:span><text:span text:style-name="T7">а</text:span><text:span text:style-name="T7">л</text:span><text:span text:style-name="T7">у</text:span></text:p>
              </text:list-item>
              <text:list-item>
                <text:p text:style-name="P14"><text:span text:style-name="T7"><text:s/></text:span><text:span text:style-name="T7">К</text:span><text:span text:style-name="T7">а</text:span><text:span text:style-name="T7">ж</text:span><text:span text:style-name="T7">д</text:span><text:span text:style-name="T7">ы</text:span><text:span text:style-name="T7">й</text:span><text:span text:style-name="T7"> </text:span><text:span text:style-name="T7">г</text:span><text:span text:style-name="T7">е</text:span><text:span text:style-name="T7">н</text:span><text:span text:style-name="T7">е</text:span><text:span text:style-name="T7">р</text:span><text:span text:style-name="T7">а</text:span><text:span text:style-name="T7">л</text:span><text:span text:style-name="T7"> </text:span><text:span text:style-name="T7">и</text:span><text:span text:style-name="T7">с</text:span><text:span text:style-name="T7">п</text:span><text:span text:style-name="T7">о</text:span><text:span text:style-name="T7">л</text:span><text:span text:style-name="T7">ь</text:span><text:span text:style-name="T7">з</text:span><text:span text:style-name="T7">у</text:span><text:span text:style-name="T7">е</text:span><text:span text:style-name="T7">т</text:span><text:span text:style-name="T7"> </text:span><text:span text:style-name="T7">з</text:span><text:span text:style-name="T7">н</text:span><text:span text:style-name="T7">а</text:span><text:span text:style-name="T7">ч</text:span><text:span text:style-name="T7">е</text:span><text:span text:style-name="T7">н</text:span><text:span text:style-name="T7">и</text:span><text:span text:style-name="T7">е</text:span><text:span text:style-name="T7">,</text:span><text:span text:style-name="T7"> </text:span><text:span text:style-name="T7">п</text:span><text:span text:style-name="T7">о</text:span><text:span text:style-name="T7">л</text:span><text:span text:style-name="T7">у</text:span><text:span text:style-name="T7">ч</text:span><text:span text:style-name="T7">е</text:span><text:span text:style-name="T7">н</text:span><text:span text:style-name="T7">н</text:span><text:span text:style-name="T7">о</text:span><text:span text:style-name="T7">е</text:span><text:span text:style-name="T7"> </text:span><text:span text:style-name="T7">о</text:span><text:span text:style-name="T7">т</text:span><text:span text:style-name="T7"> </text:span><text:span text:style-name="T7">г</text:span><text:span text:style-name="T7">е</text:span><text:span text:style-name="T7">н</text:span><text:span text:style-name="T7">е</text:span><text:span text:style-name="T7">р</text:span><text:span text:style-name="T7">а</text:span><text:span text:style-name="T7">л</text:span><text:span text:style-name="T7">а</text:span><text:span text:style-name="T7">,</text:span><text:span text:style-name="T7"> </text:span><text:span text:style-name="T7">и</text:span><text:span text:style-name="T7">л</text:span><text:span text:style-name="T7">и</text:span><text:span text:style-name="T7"> </text:span><text:span text:style-name="T7">“</text:span><text:span text:style-name="T7">О</text:span><text:span text:style-name="T7">т</text:span><text:span text:style-name="T7">с</text:span><text:span text:style-name="T7">у</text:span><text:span text:style-name="T7">т</text:span><text:span text:style-name="T7">п</text:span><text:span text:style-name="T7">а</text:span><text:span text:style-name="T7">т</text:span><text:span text:style-name="T7">ь</text:span><text:span text:style-name="T7">”</text:span><text:span text:style-name="T7"> </text:span><text:span text:style-name="T7">е</text:span><text:span text:style-name="T7">с</text:span><text:span text:style-name="T7">л</text:span><text:span text:style-name="T7">и</text:span><text:span text:style-name="T7"> </text:span><text:span text:style-name="T7">з</text:span><text:span text:style-name="T7">н</text:span><text:span text:style-name="T7">а</text:span><text:span text:style-name="T7">ч</text:span><text:span text:style-name="T7">е</text:span><text:span text:style-name="T7">н</text:span><text:span text:style-name="T7">и</text:span><text:span text:style-name="T7">е</text:span><text:span text:style-name="T7"> </text:span><text:span text:style-name="T7">н</text:span><text:span text:style-name="T7">е</text:span><text:span text:style-name="T7"> </text:span><text:span text:style-name="T7">п</text:span><text:span text:style-name="T7">о</text:span><text:span text:style-name="T7">л</text:span><text:span text:style-name="T7">у</text:span><text:span text:style-name="T7">ч</text:span><text:span text:style-name="T7">е</text:span><text:span text:style-name="T7">н</text:span><text:span text:style-name="T7">о</text:span></text:p>
              </text:list-item>
            </text:list>
            <text:list text:style-name="L8">
              <text:list-header>
                <text:p text:style-name="P14"><text:span text:style-name="T7"/></text:p>
              </text:list-header>
            </text:list>
            <text:p text:style-name="P14"><text:span text:style-name="T7">А</text:span><text:span text:style-name="T7">л</text:span><text:span text:style-name="T7">г</text:span><text:span text:style-name="T7">о</text:span><text:span text:style-name="T7">р</text:span><text:span text:style-name="T7">и</text:span><text:span text:style-name="T7">т</text:span><text:span text:style-name="T7">м</text:span><text:span text:style-name="T7"> </text:span><text:span text:style-name="T7">O</text:span><text:span text:style-name="T7">M</text:span><text:span text:style-name="T7">(</text:span><text:span text:style-name="T7">m</text:span><text:span text:style-name="T7">)</text:span><text:span text:style-name="T7">, </text:span><text:span text:style-name="T7">m</text:span><text:span text:style-name="T7">&gt;</text:span><text:span text:style-name="T7">0</text:span></text:p>
            <text:list text:style-name="L11">
              <text:list-item>
                <text:p text:style-name="P14"><text:span text:style-name="T7"><text:s/></text:span><text:span text:style-name="T7">Г</text:span><text:span text:style-name="T7">л</text:span><text:span text:style-name="T7">а</text:span><text:span text:style-name="T7">в</text:span><text:span text:style-name="T7">н</text:span><text:span text:style-name="T7">о</text:span><text:span text:style-name="T7">к</text:span><text:span text:style-name="T7">о</text:span><text:span text:style-name="T7">м</text:span><text:span text:style-name="T7">а</text:span><text:span text:style-name="T7">н</text:span><text:span text:style-name="T7">д</text:span><text:span text:style-name="T7">у</text:span><text:span text:style-name="T7">ю</text:span><text:span text:style-name="T7">щ</text:span><text:span text:style-name="T7">и</text:span><text:span text:style-name="T7">й</text:span><text:span text:style-name="T7"> </text:span><text:span text:style-name="T7">о</text:span><text:span text:style-name="T7">т</text:span><text:span text:style-name="T7">п</text:span><text:span text:style-name="T7">р</text:span><text:span text:style-name="T7">а</text:span><text:span text:style-name="T7">в</text:span><text:span text:style-name="T7">л</text:span><text:span text:style-name="T7">я</text:span><text:span text:style-name="T7">е</text:span><text:span text:style-name="T7">т</text:span><text:span text:style-name="T7"> </text:span><text:span text:style-name="T7">с</text:span><text:span text:style-name="T7">в</text:span><text:span text:style-name="T7">о</text:span><text:span text:style-name="T7">е</text:span><text:span text:style-name="T7"> </text:span><text:span text:style-name="T7">з</text:span><text:span text:style-name="T7">н</text:span><text:span text:style-name="T7">а</text:span><text:span text:style-name="T7">ч</text:span><text:span text:style-name="T7">е</text:span><text:span text:style-name="T7">н</text:span><text:span text:style-name="T7">и</text:span><text:span text:style-name="T7">е</text:span><text:span text:style-name="T7"> </text:span><text:span text:style-name="T7">к</text:span><text:span text:style-name="T7">а</text:span><text:span text:style-name="T7">ж</text:span><text:span text:style-name="T7">д</text:span><text:span text:style-name="T7">о</text:span><text:span text:style-name="T7">м</text:span><text:span text:style-name="T7">у</text:span><text:span text:style-name="T7"> </text:span><text:span text:style-name="T7">г</text:span><text:span text:style-name="T7">е</text:span><text:span text:style-name="T7">н</text:span><text:span text:style-name="T7">е</text:span><text:span text:style-name="T7">р</text:span><text:span text:style-name="T7">а</text:span><text:span text:style-name="T7">л</text:span><text:span text:style-name="T7">у</text:span></text:p>
              </text:list-item>
            </text:list>
            <text:list text:style-name="L9">
              <text:list-item>
                <text:p text:style-name="P14"><text:span text:style-name="T7"><text:s/></text:span><text:span text:style-name="T7">П</text:span><text:span text:style-name="T7">у</text:span><text:span text:style-name="T7">с</text:span><text:span text:style-name="T7">т</text:span><text:span text:style-name="T7">ь</text:span><text:span text:style-name="T7"> </text:span><text:span text:style-name="T7">v</text:span><text:span text:style-name="T8">i</text:span><text:span text:style-name="T7"> </text:span><text:span text:style-name="T7">–</text:span><text:span text:style-name="T7"> </text:span><text:span text:style-name="T7">э</text:span><text:span text:style-name="T7">т</text:span><text:span text:style-name="T7">о</text:span><text:span text:style-name="T7"> </text:span><text:span text:style-name="T7">з</text:span><text:span text:style-name="T7">н</text:span><text:span text:style-name="T7">а</text:span><text:span text:style-name="T7">ч</text:span><text:span text:style-name="T7">е</text:span><text:span text:style-name="T7">н</text:span><text:span text:style-name="T7">и</text:span><text:span text:style-name="T7">е</text:span><text:span text:style-name="T7"> </text:span><text:span text:style-name="T7">к</text:span><text:span text:style-name="T7">о</text:span><text:span text:style-name="T7">т</text:span><text:span text:style-name="T7">о</text:span><text:span text:style-name="T7">р</text:span><text:span text:style-name="T7">о</text:span><text:span text:style-name="T7">е</text:span><text:span text:style-name="T7"> </text:span><text:span text:style-name="T7">г</text:span><text:span text:style-name="T7">е</text:span><text:span text:style-name="T7">н</text:span><text:span text:style-name="T7">е</text:span><text:span text:style-name="T7">р</text:span><text:span text:style-name="T7">а</text:span><text:span text:style-name="T7">л</text:span><text:span text:style-name="T7"> </text:span><text:span text:style-name="T7">i</text:span><text:span text:style-name="T7"> </text:span><text:span text:style-name="T7">п</text:span><text:span text:style-name="T7">о</text:span><text:span text:style-name="T7">л</text:span><text:span text:style-name="T7">у</text:span><text:span text:style-name="T7">ч</text:span><text:span text:style-name="T7">и</text:span><text:span text:style-name="T7">л</text:span><text:span text:style-name="T7"> </text:span><text:span text:style-name="T7">о</text:span><text:span text:style-name="T7">т</text:span><text:span text:style-name="T7"> </text:span><text:span text:style-name="T7">г</text:span><text:span text:style-name="T7">л</text:span><text:span text:style-name="T7">а</text:span><text:span text:style-name="T7">в</text:span><text:span text:style-name="T7">н</text:span><text:span text:style-name="T7">о</text:span><text:span text:style-name="T7">к</text:span><text:span text:style-name="T7">о</text:span><text:span text:style-name="T7">м</text:span><text:span text:style-name="T7">а</text:span><text:span text:style-name="T7">н</text:span><text:span text:style-name="T7">д</text:span><text:span text:style-name="T7">у</text:span><text:span text:style-name="T7">ю</text:span><text:span text:style-name="T7">щ</text:span><text:span text:style-name="T7">е</text:span><text:span text:style-name="T7">г</text:span><text:span text:style-name="T7">о</text:span><text:span text:style-name="T7">,</text:span><text:span text:style-name="T7"> </text:span><text:span text:style-name="T7">и</text:span><text:span text:style-name="T7">л</text:span><text:span text:style-name="T7">и</text:span><text:span text:style-name="T7"> </text:span><text:span text:style-name="T7">“</text:span><text:span text:style-name="T7">О</text:span><text:span text:style-name="T7">т</text:span><text:span text:style-name="T7">с</text:span><text:span text:style-name="T7">у</text:span><text:span text:style-name="T7">т</text:span><text:span text:style-name="T7">п</text:span><text:span text:style-name="T7">а</text:span><text:span text:style-name="T7">т</text:span><text:span text:style-name="T7">ь</text:span><text:span text:style-name="T7">”</text:span><text:span text:style-name="T7"> </text:span><text:span text:style-name="T7">е</text:span><text:span text:style-name="T7">с</text:span><text:span text:style-name="T7">л</text:span><text:span text:style-name="T7">и</text:span><text:span text:style-name="T7"> </text:span><text:span text:style-name="T7">з</text:span><text:span text:style-name="T7">н</text:span><text:span text:style-name="T7">а</text:span><text:span text:style-name="T7">ч</text:span><text:span text:style-name="T7">е</text:span><text:span text:style-name="T7">н</text:span><text:span text:style-name="T7">и</text:span><text:span text:style-name="T7">е</text:span><text:span text:style-name="T7"> </text:span><text:span text:style-name="T7">н</text:span><text:span text:style-name="T7">е</text:span><text:span text:style-name="T7"> </text:span><text:span text:style-name="T7">п</text:span><text:span text:style-name="T7">о</text:span><text:span text:style-name="T7">л</text:span><text:span text:style-name="T7">у</text:span><text:span text:style-name="T7">ч</text:span><text:span text:style-name="T7">е</text:span><text:span text:style-name="T7">н</text:span><text:span text:style-name="T7">о</text:span><text:span text:style-name="T7">.</text:span><text:span text:style-name="T7"> </text:span><text:span text:style-name="T7">Г</text:span><text:span text:style-name="T7">е</text:span><text:span text:style-name="T7">н</text:span><text:span text:style-name="T7">е</text:span><text:span text:style-name="T7">р</text:span><text:span text:style-name="T7">а</text:span><text:span text:style-name="T7">л</text:span><text:span text:style-name="T7"> </text:span><text:span text:style-name="T7">i</text:span><text:span text:style-name="T7"> </text:span><text:span text:style-name="T7">д</text:span><text:span text:style-name="T7">е</text:span><text:span text:style-name="T7">й</text:span><text:span text:style-name="T7">с</text:span><text:span text:style-name="T7">т</text:span><text:span text:style-name="T7">в</text:span><text:span text:style-name="T7">у</text:span><text:span text:style-name="T7">е</text:span><text:span text:style-name="T7">т</text:span><text:span text:style-name="T7"> </text:span><text:span text:style-name="T7">к</text:span><text:span text:style-name="T7">а</text:span><text:span text:style-name="T7">к</text:span><text:span text:style-name="T7"> </text:span><text:span text:style-name="T7">г</text:span><text:span text:style-name="T7">л</text:span><text:span text:style-name="T7">а</text:span><text:span text:style-name="T7">в</text:span><text:span text:style-name="T7">н</text:span><text:span text:style-name="T7">о</text:span><text:span text:style-name="T7">к</text:span><text:span text:style-name="T7">о</text:span><text:span text:style-name="T7">м</text:span><text:span text:style-name="T7">а</text:span><text:span text:style-name="T7">н</text:span><text:span text:style-name="T7">д</text:span><text:span text:style-name="T7">у</text:span><text:span text:style-name="T7">ю</text:span><text:span text:style-name="T7">щ</text:span><text:span text:style-name="T7">и</text:span><text:span text:style-name="T7">й</text:span><text:span text:style-name="T7"> </text:span><text:span text:style-name="T7">в</text:span><text:span text:style-name="T7"> </text:span><text:span text:style-name="T7">с</text:span><text:span text:style-name="T7">о</text:span><text:span text:style-name="T7">о</text:span><text:span text:style-name="T7">т</text:span><text:span text:style-name="T7">в</text:span><text:span text:style-name="T7">е</text:span><text:span text:style-name="T7">т</text:span><text:span text:style-name="T7">с</text:span><text:span text:style-name="T7">т</text:span><text:span text:style-name="T7">в</text:span><text:span text:style-name="T7">и</text:span><text:span text:style-name="T7">и</text:span><text:span text:style-name="T7"> </text:span><text:span text:style-name="T7">с</text:span><text:span text:style-name="T7"> </text:span><text:span text:style-name="T7">а</text:span><text:span text:style-name="T7">л</text:span><text:span text:style-name="T7">г</text:span><text:span text:style-name="T7">о</text:span><text:span text:style-name="T7">р</text:span><text:span text:style-name="T7">и</text:span><text:span text:style-name="T7">т</text:span><text:span text:style-name="T7">м</text:span><text:span text:style-name="T7">о</text:span><text:span text:style-name="T7">м</text:span><text:span text:style-name="T7"> </text:span><text:span text:style-name="T7">O</text:span><text:span text:style-name="T7">M</text:span><text:span text:style-name="T7">(</text:span><text:span text:style-name="T7">m</text:span><text:span text:style-name="T7">-</text:span><text:span text:style-name="T7">1</text:span><text:span text:style-name="T7">)</text:span><text:span text:style-name="T7"> </text:span><text:span text:style-name="T7">ч</text:span><text:span text:style-name="T7">т</text:span><text:span text:style-name="T7">о</text:span><text:span text:style-name="T7">б</text:span><text:span text:style-name="T7">ы</text:span><text:span text:style-name="T7"> </text:span><text:span text:style-name="T7">о</text:span><text:span text:style-name="T7">т</text:span><text:span text:style-name="T7">п</text:span><text:span text:style-name="T7">р</text:span><text:span text:style-name="T7">а</text:span><text:span text:style-name="T7">в</text:span><text:span text:style-name="T7">и</text:span><text:span text:style-name="T7">т</text:span><text:span text:style-name="T7">ь</text:span><text:span text:style-name="T7"> </text:span><text:span text:style-name="T7">v</text:span><text:span text:style-name="T8">i</text:span><text:span text:style-name="T7"> </text:span><text:span text:style-name="T7">к</text:span><text:span text:style-name="T7">а</text:span><text:span text:style-name="T7">ж</text:span><text:span text:style-name="T7">д</text:span><text:span text:style-name="T7">о</text:span><text:span text:style-name="T7">м</text:span><text:span text:style-name="T7">у</text:span><text:span text:style-name="T7"> </text:span><text:span text:style-name="T7">и</text:span><text:span text:style-name="T7">з</text:span><text:span text:style-name="T7"> </text:span><text:span text:style-name="T7">о</text:span><text:span text:style-name="T7">с</text:span><text:span text:style-name="T7">т</text:span><text:span text:style-name="T7">а</text:span><text:span text:style-name="T7">в</text:span><text:span text:style-name="T7">ш</text:span><text:span text:style-name="T7">и</text:span><text:span text:style-name="T7">х</text:span><text:span text:style-name="T7">с</text:span><text:span text:style-name="T7">я</text:span><text:span text:style-name="T7"> </text:span><text:span text:style-name="T7">n</text:span><text:span text:style-name="T7">-</text:span><text:span text:style-name="T7">2</text:span><text:span text:style-name="T7"> </text:span><text:span text:style-name="T7">г</text:span><text:span text:style-name="T7">е</text:span><text:span text:style-name="T7">н</text:span><text:span text:style-name="T7">е</text:span><text:span text:style-name="T7">р</text:span><text:span text:style-name="T7">а</text:span><text:span text:style-name="T7">л</text:span><text:span text:style-name="T7">о</text:span><text:span text:style-name="T7">в</text:span><text:span text:style-name="T7">.</text:span></text:p>
              </text:list-item>
              <text:list-item>
                <text:p text:style-name="P14"><text:span text:style-name="T7"><text:s/></text:span><text:span text:style-name="T7">П</text:span><text:span text:style-name="T7">у</text:span><text:span text:style-name="T7">с</text:span><text:span text:style-name="T7">т</text:span><text:span text:style-name="T7">ь</text:span><text:span text:style-name="T7"> </text:span><text:span text:style-name="T7">v</text:span><text:span text:style-name="T8">i</text:span><text:span text:style-name="T8">j</text:span><text:span text:style-name="T7"> </text:span><text:span text:style-name="T7">–</text:span><text:span text:style-name="T7"> </text:span><text:span text:style-name="T7">э</text:span><text:span text:style-name="T7">т</text:span><text:span text:style-name="T7">о</text:span><text:span text:style-name="T7"> </text:span><text:span text:style-name="T7">з</text:span><text:span text:style-name="T7">н</text:span><text:span text:style-name="T7">а</text:span><text:span text:style-name="T7">ч</text:span><text:span text:style-name="T7">е</text:span><text:span text:style-name="T7">н</text:span><text:span text:style-name="T7">и</text:span><text:span text:style-name="T7">е</text:span><text:span text:style-name="T7"> </text:span><text:span text:style-name="T7">к</text:span><text:span text:style-name="T7">о</text:span><text:span text:style-name="T7">т</text:span><text:span text:style-name="T7">о</text:span><text:span text:style-name="T7">р</text:span><text:span text:style-name="T7">о</text:span><text:span text:style-name="T7">е</text:span><text:span text:style-name="T7"> </text:span><text:span text:style-name="T7">г</text:span><text:span text:style-name="T7">е</text:span><text:span text:style-name="T7">н</text:span><text:span text:style-name="T7">е</text:span><text:span text:style-name="T7">р</text:span><text:span text:style-name="T7">а</text:span><text:span text:style-name="T7">л</text:span><text:span text:style-name="T7"> </text:span><text:span text:style-name="T7">i</text:span><text:span text:style-name="T7"> </text:span><text:span text:style-name="T7">п</text:span><text:span text:style-name="T7">о</text:span><text:span text:style-name="T7">л</text:span><text:span text:style-name="T7">у</text:span><text:span text:style-name="T7">ч</text:span><text:span text:style-name="T7">и</text:span><text:span text:style-name="T7">л</text:span><text:span text:style-name="T7"> </text:span><text:span text:style-name="T7">о</text:span><text:span text:style-name="T7">т</text:span><text:span text:style-name="T7"> </text:span><text:span text:style-name="T7">г</text:span><text:span text:style-name="T7">е</text:span><text:span text:style-name="T7">н</text:span><text:span text:style-name="T7">е</text:span><text:span text:style-name="T7">р</text:span><text:span text:style-name="T7">а</text:span><text:span text:style-name="T7">л</text:span><text:span text:style-name="T7">а</text:span><text:span text:style-name="T7"> </text:span><text:span text:style-name="T7">j</text:span><text:span text:style-name="T7"> </text:span><text:span text:style-name="T7">н</text:span><text:span text:style-name="T7">а</text:span><text:span text:style-name="T7"> </text:span><text:span text:style-name="T7">ш</text:span><text:span text:style-name="T7">а</text:span><text:span text:style-name="T7">г</text:span><text:span text:style-name="T7">е</text:span><text:span text:style-name="T7"> </text:span><text:span text:style-name="T7">(</text:span><text:span text:style-name="T7">2</text:span><text:span text:style-name="T7">)</text:span><text:span text:style-name="T7"> </text:span><text:span text:style-name="T7">Г</text:span><text:span text:style-name="T7">е</text:span><text:span text:style-name="T7">н</text:span><text:span text:style-name="T7">е</text:span><text:span text:style-name="T7">р</text:span><text:span text:style-name="T7">а</text:span><text:span text:style-name="T7">л</text:span><text:span text:style-name="T7"> </text:span><text:span text:style-name="T7">i</text:span><text:span text:style-name="T7"> </text:span><text:span text:style-name="T7">и</text:span><text:span text:style-name="T7">с</text:span><text:span text:style-name="T7">п</text:span><text:span text:style-name="T7">о</text:span><text:span text:style-name="T7">л</text:span><text:span text:style-name="T7">ь</text:span><text:span text:style-name="T7">з</text:span><text:span text:style-name="T7">у</text:span><text:span text:style-name="T7">е</text:span><text:span text:style-name="T7">т</text:span><text:span text:style-name="T7"> </text:span><text:span text:style-name="T7">з</text:span><text:span text:style-name="T7">н</text:span><text:span text:style-name="T7">а</text:span><text:span text:style-name="T7">ч</text:span><text:span text:style-name="T7">е</text:span><text:span text:style-name="T7">н</text:span><text:span text:style-name="T7">и</text:span><text:span text:style-name="T7">е</text:span><text:span text:style-name="T7"> </text:span><text:span text:style-name="T7">m</text:span><text:span text:style-name="T7">a</text:span><text:span text:style-name="T7">j</text:span><text:span text:style-name="T7">o</text:span><text:span text:style-name="T7">r</text:span><text:span text:style-name="T7">i</text:span><text:span text:style-name="T7">t</text:span><text:span text:style-name="T7">y</text:span><text:span text:style-name="T7">(</text:span><text:span text:style-name="T7">v</text:span><text:span text:style-name="T8">i</text:span><text:span text:style-name="T8">1</text:span><text:span text:style-name="T7">,</text:span><text:span text:style-name="T7">…</text:span><text:span text:style-name="T7">,</text:span><text:span text:style-name="T7"> </text:span><text:span text:style-name="T7">v</text:span><text:span text:style-name="T8">i</text:span><text:span text:style-name="T8">(</text:span><text:span text:style-name="T8">n</text:span><text:span text:style-name="T8">-</text:span><text:span text:style-name="T8">1</text:span><text:span text:style-name="T8">)</text:span><text:span text:style-name="T7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Решение для устных сообщений</text:p>
          </draw:text-box>
        </draw:frame>
        <draw:custom-shape draw:style-name="gr10" draw:text-style-name="P10" draw:layer="layout" svg:width="8.408cm" svg:height="1.911cm" svg:x="8.694cm" svg:y="3.939cm">
          <text:p text:style-name="P8"><text:span text:style-name="T6">Главнокомандующи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4.622cm" svg:height="2.499cm" svg:x="1.907cm" svg:y="7.149cm">
          <text:p text:style-name="P8"><text:span text:style-name="T6">Генерал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4.622cm" svg:height="2.499cm" svg:x="19.055cm" svg:y="7.208cm">
          <text:p text:style-name="P8"><text:span text:style-name="T6">Генерал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1" draw:layer="layout" svg:x1="17.142cm" svg:y1="4.86cm" svg:x2="21.373cm" svg:y2="7.232cm">
          <text:p/>
        </draw:line>
        <draw:line draw:style-name="gr4" draw:text-style-name="P12" draw:layer="layout" svg:x1="8.734cm" svg:y1="4.86cm" svg:x2="4.265cm" svg:y2="7.182cm">
          <text:p/>
        </draw:line>
        <draw:frame draw:style-name="gr6" draw:text-style-name="P13" draw:layer="layout" svg:width="3.936cm" svg:height="0.962cm" draw:transform="rotate (-0.499862297771176) translate (18.264cm 4.494cm)">
          <draw:text-box>
            <text:p><text:s text:c="2"/><text:s text:c="2"/>v</text:p>
          </draw:text-box>
        </draw:frame>
        <draw:frame draw:style-name="gr6" draw:text-style-name="P13" draw:layer="layout" svg:width="3.936cm" svg:height="0.962cm" draw:transform="rotate (0.448898683612941) translate (4.77cm 5.966cm)">
          <draw:text-box>
            <text:p><text:s text:c="2"/><text:s text:c="2"/><text:s text:c="2"/><text:s text:c="2"/>v</text:p>
          </draw:text-box>
        </draw:frame>
        <draw:custom-shape draw:style-name="gr3" draw:text-style-name="P10" draw:layer="layout" svg:width="4.622cm" svg:height="2.499cm" svg:x="10.608cm" svg:y="7.149cm">
          <text:p text:style-name="P8"><text:span text:style-name="T6">Генерал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2" draw:layer="layout" svg:x1="13.17cm" svg:y1="5.791cm" svg:x2="13.17cm" svg:y2="7.144cm">
          <text:p/>
        </draw:line>
        <draw:frame draw:style-name="gr11" draw:text-style-name="P13" draw:layer="layout" svg:width="0.73cm" svg:height="0.962cm" svg:x="12.44cm" svg:y="5.791cm">
          <draw:text-box>
            <text:p>v</text:p>
          </draw:text-box>
        </draw:frame>
        <draw:line draw:style-name="gr4" draw:text-style-name="P12" draw:layer="layout" svg:x1="6.497cm" svg:y1="8.408cm" svg:x2="10.583cm" svg:y2="8.408cm">
          <text:p/>
        </draw:line>
        <draw:frame draw:style-name="gr12" draw:text-style-name="P16" draw:layer="layout" svg:width="0.82cm" svg:height="0.963cm" svg:x="7.792cm" svg:y="7.545cm">
          <draw:text-box>
            <text:p>v</text:p>
          </draw:text-box>
        </draw:frame>
        <draw:line draw:style-name="gr4" draw:text-style-name="P12" draw:layer="layout" svg:x1="19.021cm" svg:y1="8.496cm" svg:x2="15.17cm" svg:y2="8.467cm">
          <text:p/>
        </draw:line>
        <draw:frame draw:style-name="gr12" draw:text-style-name="P16" draw:layer="layout" svg:width="0.82cm" svg:height="0.963cm" svg:x="16.892cm" svg:y="7.546cm">
          <draw:text-box>
            <text:p>x</text:p>
          </draw:text-box>
        </draw:frame>
        <draw:custom-shape draw:style-name="gr13" draw:text-style-name="P9" draw:layer="layout" svg:width="8.408cm" svg:height="1.911cm" svg:x="8.695cm" svg:y="11.639cm">
          <text:p text:style-name="P8"><text:span text:style-name="T6">Главнокомандующи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xml:id="id1" draw:id="id1" draw:layer="layout" svg:width="4.622cm" svg:height="2.499cm" svg:x="1.908cm" svg:y="14.849cm">
          <text:p text:style-name="P8"><text:span text:style-name="T6">Генерал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xml:id="id2" draw:id="id2" draw:layer="layout" svg:width="4.622cm" svg:height="2.499cm" svg:x="19.056cm" svg:y="14.908cm">
          <text:p text:style-name="P8"><text:span text:style-name="T6">Генерал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1" draw:layer="layout" svg:x1="17.143cm" svg:y1="12.56cm" svg:x2="21.374cm" svg:y2="14.932cm">
          <text:p/>
        </draw:line>
        <draw:line draw:style-name="gr4" draw:text-style-name="P12" draw:layer="layout" svg:x1="8.735cm" svg:y1="12.56cm" svg:x2="4.266cm" svg:y2="14.882cm">
          <text:p/>
        </draw:line>
        <draw:frame draw:style-name="gr6" draw:text-style-name="P13" draw:layer="layout" svg:width="3.936cm" svg:height="0.962cm" draw:transform="rotate (-0.499862297771176) translate (18.265cm 12.194cm)">
          <draw:text-box>
            <text:p><text:s text:c="2"/><text:s text:c="2"/>z</text:p>
          </draw:text-box>
        </draw:frame>
        <draw:frame draw:style-name="gr6" draw:text-style-name="P13" draw:layer="layout" svg:width="3.936cm" svg:height="0.962cm" draw:transform="rotate (0.448898683612941) translate (4.771cm 13.666cm)">
          <draw:text-box>
            <text:p><text:s text:c="2"/><text:s text:c="2"/><text:s text:c="2"/><text:s text:c="2"/>x</text:p>
          </draw:text-box>
        </draw:frame>
        <draw:custom-shape draw:style-name="gr3" draw:text-style-name="P10" draw:layer="layout" svg:width="4.622cm" svg:height="2.499cm" svg:x="10.609cm" svg:y="14.849cm">
          <text:p text:style-name="P8"><text:span text:style-name="T6">Генерал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2" draw:layer="layout" svg:x1="13.171cm" svg:y1="13.491cm" svg:x2="13.171cm" svg:y2="14.844cm">
          <text:p/>
        </draw:line>
        <draw:frame draw:style-name="gr11" draw:text-style-name="P13" draw:layer="layout" svg:width="0.73cm" svg:height="0.962cm" svg:x="12.441cm" svg:y="13.491cm">
          <draw:text-box>
            <text:p>y</text:p>
          </draw:text-box>
        </draw:frame>
        <draw:line draw:style-name="gr4" draw:text-style-name="P12" draw:layer="layout" svg:x1="6.468cm" svg:y1="15.728cm" svg:x2="10.789cm" svg:y2="15.728cm">
          <text:p/>
        </draw:line>
        <draw:frame draw:style-name="gr14" draw:text-style-name="P13" draw:layer="layout" svg:width="0.82cm" svg:height="0.962cm" svg:x="8.173cm" svg:y="14.929cm">
          <draw:text-box>
            <text:p>x</text:p>
          </draw:text-box>
        </draw:frame>
        <draw:frame draw:style-name="gr14" draw:text-style-name="P13" draw:layer="layout" svg:width="0.82cm" svg:height="0.962cm" svg:x="8.132cm" svg:y="15.611cm">
          <draw:text-box>
            <text:p>y</text:p>
          </draw:text-box>
        </draw:frame>
        <draw:line draw:style-name="gr4" draw:text-style-name="P12" draw:layer="layout" svg:x1="19.315cm" svg:y1="15.611cm" svg:x2="15.07cm" svg:y2="15.617cm">
          <text:p/>
        </draw:line>
        <draw:line draw:style-name="gr4" draw:text-style-name="P12" draw:layer="layout" svg:x1="15.14cm" svg:y1="16.493cm" svg:x2="19.168cm" svg:y2="16.493cm">
          <text:p/>
        </draw:line>
        <draw:line draw:style-name="gr4" draw:text-style-name="P12" draw:layer="layout" svg:x1="10.76cm" svg:y1="16.581cm" svg:x2="6.409cm" svg:y2="16.581cm">
          <text:p/>
        </draw:line>
        <draw:frame draw:style-name="gr14" draw:text-style-name="P13" draw:layer="layout" svg:width="0.82cm" svg:height="0.962cm" svg:x="16.757cm" svg:y="14.829cm">
          <draw:text-box>
            <text:p>z</text:p>
          </draw:text-box>
        </draw:frame>
        <draw:frame draw:style-name="gr14" draw:text-style-name="P13" draw:layer="layout" svg:width="0.82cm" svg:height="0.962cm" svg:x="16.732cm" svg:y="15.611cm">
          <draw:text-box>
            <text:p>y</text:p>
          </draw:text-box>
        </draw:frame>
        <draw:connector draw:style-name="gr4" draw:text-style-name="P12" draw:layer="layout" draw:line-skew="0.201cm" svg:x1="5.854cm" svg:y1="16.982cm" svg:x2="19.732cm" svg:y2="17.041cm" draw:start-shape="id1" draw:start-glue-point="9" draw:end-shape="id2" draw:end-glue-point="7" svg:d="M5854 16982v1127h13878v-1068" svg:viewBox="0 0 13879 1128">
          <text:p/>
        </draw:connector>
        <draw:frame draw:style-name="gr12" draw:text-style-name="P16" draw:layer="layout" svg:width="0.897cm" svg:height="0.963cm" svg:x="12.436cm" svg:y="17.324cm">
          <draw:text-box>
            <text:p>x</text:p>
          </draw:text-box>
        </draw:frame>
        <draw:connector draw:style-name="gr4" draw:text-style-name="P12" draw:layer="layout" draw:line-skew="1.23cm" svg:x1="21.367cm" svg:y1="17.407cm" svg:x2="4.219cm" svg:y2="17.348cm" draw:start-shape="id2" draw:start-glue-point="8" draw:end-shape="id1" draw:end-glue-point="8" svg:d="M21367 17407v1731h-17148v-1790" svg:viewBox="0 0 17149 1791">
          <text:p/>
        </draw:connector>
        <draw:frame draw:style-name="gr14" draw:text-style-name="P13" draw:layer="layout" svg:width="0.82cm" svg:height="0.962cm" svg:x="12.457cm" svg:y="18.329cm">
          <draw:text-box>
            <text:p>z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Доказательство</text:p>
          </draw:text-box>
        </draw:frame>
        <draw:frame presentation:style-name="pr5" draw:text-style-name="P15" draw:layer="layout" svg:width="26.924cm" svg:height="17.755cm" svg:x="0.254cm" svg:y="2.853cm" presentation:class="subtitle" presentation:user-transformed="true">
          <draw:text-box>
            <text:p text:style-name="P14"><text:span text:style-name="T7">Л</text:span><text:span text:style-name="T7">е</text:span><text:span text:style-name="T7">м</text:span><text:span text:style-name="T7">м</text:span><text:span text:style-name="T7">а</text:span><text:span text:style-name="T7"> </text:span><text:span text:style-name="T7">1</text:span><text:span text:style-name="T7">.</text:span></text:p>
            <text:p text:style-name="P14"><text:span text:style-name="T7">Д</text:span><text:span text:style-name="T7">л</text:span><text:span text:style-name="T7">я</text:span><text:span text:style-name="T7"> </text:span><text:span text:style-name="T7">л</text:span><text:span text:style-name="T7">ю</text:span><text:span text:style-name="T7">б</text:span><text:span text:style-name="T7">ы</text:span><text:span text:style-name="T7">х</text:span><text:span text:style-name="T7"> </text:span><text:span text:style-name="T7">m</text:span><text:span text:style-name="T7"> </text:span><text:span text:style-name="T7">и</text:span><text:span text:style-name="T7"> </text:span><text:span text:style-name="T7">k</text:span><text:span text:style-name="T7"> </text:span><text:span text:style-name="T7">а</text:span><text:span text:style-name="T7">л</text:span><text:span text:style-name="T7">г</text:span><text:span text:style-name="T7">о</text:span><text:span text:style-name="T7">р</text:span><text:span text:style-name="T7">и</text:span><text:span text:style-name="T7">т</text:span><text:span text:style-name="T7">м</text:span><text:span text:style-name="T7"> </text:span><text:span text:style-name="T7">O</text:span><text:span text:style-name="T7">M</text:span><text:span text:style-name="T7">(</text:span><text:span text:style-name="T7">m</text:span><text:span text:style-name="T7">) </text:span><text:span text:style-name="T7">у</text:span><text:span text:style-name="T7">д</text:span><text:span text:style-name="T7">о</text:span><text:span text:style-name="T7">в</text:span><text:span text:style-name="T7">л</text:span><text:span text:style-name="T7">е</text:span><text:span text:style-name="T7">т</text:span><text:span text:style-name="T7">в</text:span><text:span text:style-name="T7">о</text:span><text:span text:style-name="T7">р</text:span><text:span text:style-name="T7">я</text:span><text:span text:style-name="T7">е</text:span><text:span text:style-name="T7">т</text:span><text:span text:style-name="T7"> </text:span><text:span text:style-name="T7">I</text:span><text:span text:style-name="T7">C</text:span><text:span text:style-name="T7">2</text:span><text:span text:style-name="T7"> </text:span><text:span text:style-name="T7">е</text:span><text:span text:style-name="T7">с</text:span><text:span text:style-name="T7">л</text:span><text:span text:style-name="T7">и</text:span><text:span text:style-name="T7"> </text:span><text:span text:style-name="T7">о</text:span><text:span text:style-name="T7">б</text:span><text:span text:style-name="T7">щ</text:span><text:span text:style-name="T7">е</text:span><text:span text:style-name="T7">е</text:span><text:span text:style-name="T7"> </text:span><text:span text:style-name="T7">ч</text:span><text:span text:style-name="T7">и</text:span><text:span text:style-name="T7">с</text:span><text:span text:style-name="T7">л</text:span><text:span text:style-name="T7">о</text:span><text:span text:style-name="T7"> </text:span><text:span text:style-name="T7">г</text:span><text:span text:style-name="T7">е</text:span><text:span text:style-name="T7">н</text:span><text:span text:style-name="T7">е</text:span><text:span text:style-name="T7">р</text:span><text:span text:style-name="T7">а</text:span><text:span text:style-name="T7">л</text:span><text:span text:style-name="T7">о</text:span><text:span text:style-name="T7">в</text:span><text:span text:style-name="T7"> </text:span><text:span text:style-name="T7">б</text:span><text:span text:style-name="T7">о</text:span><text:span text:style-name="T7">л</text:span><text:span text:style-name="T7">ь</text:span><text:span text:style-name="T7">ш</text:span><text:span text:style-name="T7">е</text:span><text:span text:style-name="T7"> </text:span><text:span text:style-name="T7">2</text:span><text:span text:style-name="T7">k</text:span><text:span text:style-name="T7">+</text:span><text:span text:style-name="T7">m</text:span><text:span text:style-name="T7"> </text:span><text:span text:style-name="T7">и</text:span><text:span text:style-name="T7"> </text:span><text:span text:style-name="T7">ч</text:span><text:span text:style-name="T7">и</text:span><text:span text:style-name="T7">с</text:span><text:span text:style-name="T7">л</text:span><text:span text:style-name="T7">о</text:span><text:span text:style-name="T7"> </text:span><text:span text:style-name="T7">п</text:span><text:span text:style-name="T7">р</text:span><text:span text:style-name="T7">е</text:span><text:span text:style-name="T7">д</text:span><text:span text:style-name="T7">а</text:span><text:span text:style-name="T7">т</text:span><text:span text:style-name="T7">е</text:span><text:span text:style-name="T7">л</text:span><text:span text:style-name="T7">е</text:span><text:span text:style-name="T7">й</text:span><text:span text:style-name="T7"> </text:span><text:span text:style-name="T7">н</text:span><text:span text:style-name="T7">е</text:span><text:span text:style-name="T7"> </text:span><text:span text:style-name="T7">б</text:span><text:span text:style-name="T7">о</text:span><text:span text:style-name="T7">л</text:span><text:span text:style-name="T7">ь</text:span><text:span text:style-name="T7">ш</text:span><text:span text:style-name="T7">е</text:span><text:span text:style-name="T7"> </text:span><text:span text:style-name="T7">ч</text:span><text:span text:style-name="T7">е</text:span><text:span text:style-name="T7">м</text:span><text:span text:style-name="T7"> </text:span><text:span text:style-name="T7">k</text:span><text:span text:style-name="T7">.</text:span></text:p>
            <text:p text:style-name="P14"><text:span text:style-name="T7"/></text:p>
            <text:p text:style-name="P14"><text:span text:style-name="T7">1</text:span><text:span text:style-name="T7">. </text:span><text:span text:style-name="T7">Б</text:span><text:span text:style-name="T7">л</text:span><text:span text:style-name="T7">а</text:span><text:span text:style-name="T7">г</text:span><text:span text:style-name="T7">о</text:span><text:span text:style-name="T7">д</text:span><text:span text:style-name="T7">а</text:span><text:span text:style-name="T7">р</text:span><text:span text:style-name="T7">я</text:span><text:span text:style-name="T7"> </text:span><text:span text:style-name="T7">A</text:span><text:span text:style-name="T7">1</text:span><text:span text:style-name="T7"> </text:span><text:span text:style-name="T7">э</text:span><text:span text:style-name="T7">т</text:span><text:span text:style-name="T7">о</text:span><text:span text:style-name="T7"> </text:span><text:span text:style-name="T7">в</text:span><text:span text:style-name="T7">е</text:span><text:span text:style-name="T7">р</text:span><text:span text:style-name="T7">н</text:span><text:span text:style-name="T7">о</text:span><text:span text:style-name="T7"> </text:span><text:span text:style-name="T7">д</text:span><text:span text:style-name="T7">л</text:span><text:span text:style-name="T7">я</text:span><text:span text:style-name="T7"> </text:span><text:span text:style-name="T7">O</text:span><text:span text:style-name="T7">M</text:span><text:span text:style-name="T7">(</text:span><text:span text:style-name="T7">0</text:span><text:span text:style-name="T7">)</text:span></text:p>
            <text:p text:style-name="P14"><text:span text:style-name="T7">2</text:span><text:span text:style-name="T7">. </text:span><text:span text:style-name="T7">П</text:span><text:span text:style-name="T7">р</text:span><text:span text:style-name="T7">е</text:span><text:span text:style-name="T7">д</text:span><text:span text:style-name="T7">п</text:span><text:span text:style-name="T7">о</text:span><text:span text:style-name="T7">л</text:span><text:span text:style-name="T7">о</text:span><text:span text:style-name="T7">и</text:span><text:span text:style-name="T7">м</text:span><text:span text:style-name="T7"> </text:span><text:span text:style-name="T7">ч</text:span><text:span text:style-name="T7">т</text:span><text:span text:style-name="T7">о</text:span><text:span text:style-name="T7"> </text:span><text:span text:style-name="T7">у</text:span><text:span text:style-name="T7">т</text:span><text:span text:style-name="T7">в</text:span><text:span text:style-name="T7">е</text:span><text:span text:style-name="T7">р</text:span><text:span text:style-name="T7">ж</text:span><text:span text:style-name="T7">д</text:span><text:span text:style-name="T7">е</text:span><text:span text:style-name="T7">н</text:span><text:span text:style-name="T7">и</text:span><text:span text:style-name="T7">е</text:span><text:span text:style-name="T7"> </text:span><text:span text:style-name="T7">в</text:span><text:span text:style-name="T7">е</text:span><text:span text:style-name="T7">р</text:span><text:span text:style-name="T7">н</text:span><text:span text:style-name="T7">о</text:span><text:span text:style-name="T7"> </text:span><text:span text:style-name="T7">д</text:span><text:span text:style-name="T7">л</text:span><text:span text:style-name="T7">я</text:span><text:span text:style-name="T7"> </text:span><text:span text:style-name="T7">m</text:span><text:span text:style-name="T7">-</text:span><text:span text:style-name="T7">1</text:span><text:span text:style-name="T7">. </text:span><text:span text:style-name="T7">Т</text:span><text:span text:style-name="T7">о</text:span><text:span text:style-name="T7">г</text:span><text:span text:style-name="T7">д</text:span><text:span text:style-name="T7">а</text:span><text:span text:style-name="T7"> </text:span><text:span text:style-name="T7">д</text:span><text:span text:style-name="T7">л</text:span><text:span text:style-name="T7">я</text:span><text:span text:style-name="T7"> </text:span><text:span text:style-name="T7">m</text:span><text:span text:style-name="T7">:</text:span></text:p>
            <text:p text:style-name="P14"><text:span text:style-name="T7">Н</text:span><text:span text:style-name="T7">а</text:span><text:span text:style-name="T7"> </text:span><text:span text:style-name="T7">ш</text:span><text:span text:style-name="T7">а</text:span><text:span text:style-name="T7">г</text:span><text:span text:style-name="T7">е</text:span><text:span text:style-name="T7"> </text:span><text:span text:style-name="T7">1</text:span><text:span text:style-name="T7"> </text:span><text:span text:style-name="T7">г</text:span><text:span text:style-name="T7">л</text:span><text:span text:style-name="T7">а</text:span><text:span text:style-name="T7">в</text:span><text:span text:style-name="T7">н</text:span><text:span text:style-name="T7">о</text:span><text:span text:style-name="T7">к</text:span><text:span text:style-name="T7">о</text:span><text:span text:style-name="T7">м</text:span><text:span text:style-name="T7">а</text:span><text:span text:style-name="T7">н</text:span><text:span text:style-name="T7">д</text:span><text:span text:style-name="T7">у</text:span><text:span text:style-name="T7">ю</text:span><text:span text:style-name="T7">щ</text:span><text:span text:style-name="T7">и</text:span><text:span text:style-name="T7">й</text:span><text:span text:style-name="T7"> </text:span><text:span text:style-name="T7">р</text:span><text:span text:style-name="T7">а</text:span><text:span text:style-name="T7">с</text:span><text:span text:style-name="T7">с</text:span><text:span text:style-name="T7">ы</text:span><text:span text:style-name="T7">л</text:span><text:span text:style-name="T7">а</text:span><text:span text:style-name="T7">е</text:span><text:span text:style-name="T7">т</text:span><text:span text:style-name="T7"> </text:span><text:span text:style-name="T7">с</text:span><text:span text:style-name="T7">о</text:span><text:span text:style-name="T7">о</text:span><text:span text:style-name="T7">б</text:span><text:span text:style-name="T7">щ</text:span><text:span text:style-name="T7">е</text:span><text:span text:style-name="T7">н</text:span><text:span text:style-name="T7">и</text:span><text:span text:style-name="T7">е</text:span><text:span text:style-name="T7"> </text:span><text:span text:style-name="T7">v</text:span><text:span text:style-name="T7"> </text:span><text:span text:style-name="T7">о</text:span><text:span text:style-name="T7">с</text:span><text:span text:style-name="T7">т</text:span><text:span text:style-name="T7">а</text:span><text:span text:style-name="T7">в</text:span><text:span text:style-name="T7">ш</text:span><text:span text:style-name="T7">и</text:span><text:span text:style-name="T7">м</text:span><text:span text:style-name="T7">с</text:span><text:span text:style-name="T7">я</text:span><text:span text:style-name="T7"> </text:span><text:span text:style-name="T7">n</text:span><text:span text:style-name="T7">-</text:span><text:span text:style-name="T7">1</text:span><text:span text:style-name="T7"> </text:span><text:span text:style-name="T7">г</text:span><text:span text:style-name="T7">е</text:span><text:span text:style-name="T7">н</text:span><text:span text:style-name="T7">е</text:span><text:span text:style-name="T7">р</text:span><text:span text:style-name="T7">а</text:span><text:span text:style-name="T7">л</text:span><text:span text:style-name="T7">о</text:span><text:span text:style-name="T7">в</text:span><text:span text:style-name="T7">. </text:span><text:span text:style-name="T7">Н</text:span><text:span text:style-name="T7">а</text:span><text:span text:style-name="T7"> </text:span><text:span text:style-name="T7">ш</text:span><text:span text:style-name="T7">а</text:span><text:span text:style-name="T7">г</text:span><text:span text:style-name="T7">е</text:span><text:span text:style-name="T7"> </text:span><text:span text:style-name="T7">2</text:span><text:span text:style-name="T7"> </text:span><text:span text:style-name="T7">к</text:span><text:span text:style-name="T7">а</text:span><text:span text:style-name="T7">ж</text:span><text:span text:style-name="T7">д</text:span><text:span text:style-name="T7">ы</text:span><text:span text:style-name="T7">й</text:span><text:span text:style-name="T7"> </text:span><text:span text:style-name="T7">ч</text:span><text:span text:style-name="T7">е</text:span><text:span text:style-name="T7">с</text:span><text:span text:style-name="T7">т</text:span><text:span text:style-name="T7">н</text:span><text:span text:style-name="T7">ы</text:span><text:span text:style-name="T7">й</text:span><text:span text:style-name="T7"> </text:span><text:span text:style-name="T7">г</text:span><text:span text:style-name="T7">е</text:span><text:span text:style-name="T7">н</text:span><text:span text:style-name="T7">е</text:span><text:span text:style-name="T7">р</text:span><text:span text:style-name="T7">а</text:span><text:span text:style-name="T7">л</text:span><text:span text:style-name="T7"> </text:span><text:span text:style-name="T7">п</text:span><text:span text:style-name="T7">р</text:span><text:span text:style-name="T7">и</text:span><text:span text:style-name="T7">м</text:span><text:span text:style-name="T7">е</text:span><text:span text:style-name="T7">н</text:span><text:span text:style-name="T7">я</text:span><text:span text:style-name="T7">е</text:span><text:span text:style-name="T7">т</text:span><text:span text:style-name="T7"> </text:span><text:span text:style-name="T7">O</text:span><text:span text:style-name="T7">(</text:span><text:span text:style-name="T7">m</text:span><text:span text:style-name="T7">-</text:span><text:span text:style-name="T7">1</text:span><text:span text:style-name="T7">) </text:span><text:span text:style-name="T7">д</text:span><text:span text:style-name="T7">л</text:span><text:span text:style-name="T7">я</text:span><text:span text:style-name="T7"> </text:span><text:span text:style-name="T7">n</text:span><text:span text:style-name="T7">-</text:span><text:span text:style-name="T7">1</text:span><text:span text:style-name="T7"> </text:span><text:span text:style-name="T7">г</text:span><text:span text:style-name="T7">е</text:span><text:span text:style-name="T7">н</text:span><text:span text:style-name="T7">е</text:span><text:span text:style-name="T7">р</text:span><text:span text:style-name="T7">а</text:span><text:span text:style-name="T7">л</text:span><text:span text:style-name="T7">о</text:span><text:span text:style-name="T7">в</text:span><text:span text:style-name="T7">. </text:span><text:span text:style-name="T7">Т</text:span><text:span text:style-name="T7">.</text:span><text:span text:style-name="T7">к</text:span><text:span text:style-name="T7">. </text:span><text:span text:style-name="T7">n</text:span><text:span text:style-name="T7">-</text:span><text:span text:style-name="T7">1</text:span><text:span text:style-name="T7">&gt;</text:span><text:span text:style-name="T7">2</text:span><text:span text:style-name="T7">k</text:span><text:span text:style-name="T7">+</text:span><text:span text:style-name="T7">(</text:span><text:span text:style-name="T7">m</text:span><text:span text:style-name="T7">-</text:span><text:span text:style-name="T7">1</text:span><text:span text:style-name="T7">) </text:span><text:span text:style-name="T7">м</text:span><text:span text:style-name="T7">о</text:span><text:span text:style-name="T7">ж</text:span><text:span text:style-name="T7">е</text:span><text:span text:style-name="T7">м</text:span><text:span text:style-name="T7"> </text:span><text:span text:style-name="T7">п</text:span><text:span text:style-name="T7">р</text:span><text:span text:style-name="T7">и</text:span><text:span text:style-name="T7">м</text:span><text:span text:style-name="T7">е</text:span><text:span text:style-name="T7">н</text:span><text:span text:style-name="T7">я</text:span><text:span text:style-name="T7">т</text:span><text:span text:style-name="T7">ь</text:span><text:span text:style-name="T7"> </text:span><text:span text:style-name="T7">и</text:span><text:span text:style-name="T7">н</text:span><text:span text:style-name="T7">д</text:span><text:span text:style-name="T7">у</text:span><text:span text:style-name="T7">к</text:span><text:span text:style-name="T7">ц</text:span><text:span text:style-name="T7">и</text:span><text:span text:style-name="T7">ю</text:span><text:span text:style-name="T7">. </text:span><text:span text:style-name="T7">И</text:span><text:span text:style-name="T7">з</text:span><text:span text:style-name="T7"> </text:span><text:span text:style-name="T7">n</text:span><text:span text:style-name="T7">&gt;</text:span><text:span text:style-name="T7">2</text:span><text:span text:style-name="T7">k</text:span><text:span text:style-name="T7">+</text:span><text:span text:style-name="T7">m</text:span><text:span text:style-name="T7"> </text:span><text:span text:style-name="T7">с</text:span><text:span text:style-name="T7">л</text:span><text:span text:style-name="T7">е</text:span><text:span text:style-name="T7">д</text:span><text:span text:style-name="T7">у</text:span><text:span text:style-name="T7">е</text:span><text:span text:style-name="T7">т</text:span><text:span text:style-name="T7"> <text:s/></text:span><text:span text:style-name="T7">n</text:span><text:span text:style-name="T7">-</text:span><text:span text:style-name="T7">1</text:span><text:span text:style-name="T7">&gt;</text:span><text:span text:style-name="T7">2</text:span><text:span text:style-name="T7">k</text:span><text:span text:style-name="T7">+</text:span><text:span text:style-name="T7">(</text:span><text:span text:style-name="T7">m</text:span><text:span text:style-name="T7">-</text:span><text:span text:style-name="T7">1</text:span><text:span text:style-name="T7">)</text:span><text:span text:style-name="T9">≥</text:span><text:span text:style-name="T10">2</text:span><text:span text:style-name="T10">k</text:span><text:span text:style-name="T7">, </text:span><text:span text:style-name="T7">т</text:span><text:span text:style-name="T7">.</text:span><text:span text:style-name="T7">е</text:span><text:span text:style-name="T7">. </text:span><text:span text:style-name="T7">б</text:span><text:span text:style-name="T7">о</text:span><text:span text:style-name="T7">л</text:span><text:span text:style-name="T7">ь</text:span><text:span text:style-name="T7">ш</text:span><text:span text:style-name="T7">и</text:span><text:span text:style-name="T7">н</text:span><text:span text:style-name="T7">с</text:span><text:span text:style-name="T7">т</text:span><text:span text:style-name="T7">в</text:span><text:span text:style-name="T7">о</text:span><text:span text:style-name="T7"> </text:span><text:span text:style-name="T7">и</text:span><text:span text:style-name="T7">з</text:span><text:span text:style-name="T7"> </text:span><text:span text:style-name="T7">n</text:span><text:span text:style-name="T7">-</text:span><text:span text:style-name="T7">1</text:span><text:span text:style-name="T7"> </text:span><text:span text:style-name="T7">г</text:span><text:span text:style-name="T7">е</text:span><text:span text:style-name="T7">н</text:span><text:span text:style-name="T7">е</text:span><text:span text:style-name="T7">р</text:span><text:span text:style-name="T7">а</text:span><text:span text:style-name="T7">л</text:span><text:span text:style-name="T7">о</text:span><text:span text:style-name="T7">в</text:span><text:span text:style-name="T7"> </text:span><text:span text:style-name="T7">ч</text:span><text:span text:style-name="T7">е</text:span><text:span text:style-name="T7">с</text:span><text:span text:style-name="T7">т</text:span><text:span text:style-name="T7">н</text:span><text:span text:style-name="T7">ы</text:span><text:span text:style-name="T7">е</text:span><text:span text:style-name="T7">, </text:span><text:span text:style-name="T7">с</text:span><text:span text:style-name="T7">л</text:span><text:span text:style-name="T7">е</text:span><text:span text:style-name="T7">д</text:span><text:span text:style-name="T7">о</text:span><text:span text:style-name="T7">в</text:span><text:span text:style-name="T7">а</text:span><text:span text:style-name="T7">т</text:span><text:span text:style-name="T7">е</text:span><text:span text:style-name="T7">л</text:span><text:span text:style-name="T7">ь</text:span><text:span text:style-name="T7">н</text:span><text:span text:style-name="T7">о</text:span><text:span text:style-name="T7"> </text:span><text:span text:style-name="T7">к</text:span><text:span text:style-name="T7">а</text:span><text:span text:style-name="T7">ж</text:span><text:span text:style-name="T7">д</text:span><text:span text:style-name="T7">ы</text:span><text:span text:style-name="T7">й</text:span><text:span text:style-name="T7"> </text:span><text:span text:style-name="T7">ч</text:span><text:span text:style-name="T7">е</text:span><text:span text:style-name="T7">с</text:span><text:span text:style-name="T7">т</text:span><text:span text:style-name="T7">н</text:span><text:span text:style-name="T7">ы</text:span><text:span text:style-name="T7">й</text:span><text:span text:style-name="T7"> </text:span><text:span text:style-name="T7">г</text:span><text:span text:style-name="T7">е</text:span><text:span text:style-name="T7">н</text:span><text:span text:style-name="T7">е</text:span><text:span text:style-name="T7">р</text:span><text:span text:style-name="T7">а</text:span><text:span text:style-name="T7">л</text:span><text:span text:style-name="T7"> </text:span><text:span text:style-name="T7">п</text:span><text:span text:style-name="T7">о</text:span><text:span text:style-name="T7">л</text:span><text:span text:style-name="T7">у</text:span><text:span text:style-name="T7">ч</text:span><text:span text:style-name="T7">и</text:span><text:span text:style-name="T7">т</text:span><text:span text:style-name="T7"> </text:span><text:span text:style-name="T7">v</text:span><text:span text:style-name="T8">j</text:span><text:span text:style-name="T7">=</text:span><text:span text:style-name="T7">v</text:span><text:span text:style-name="T7"> </text:span><text:span text:style-name="T7">о</text:span><text:span text:style-name="T7">т</text:span><text:span text:style-name="T7"> </text:span><text:span text:style-name="T7">к</text:span><text:span text:style-name="T7">а</text:span><text:span text:style-name="T7">ж</text:span><text:span text:style-name="T7">д</text:span><text:span text:style-name="T7">о</text:span><text:span text:style-name="T7">г</text:span><text:span text:style-name="T7">о</text:span><text:span text:style-name="T7"> </text:span><text:span text:style-name="T7">д</text:span><text:span text:style-name="T7">р</text:span><text:span text:style-name="T7">у</text:span><text:span text:style-name="T7">г</text:span><text:span text:style-name="T7">о</text:span><text:span text:style-name="T7">г</text:span><text:span text:style-name="T7">о</text:span><text:span text:style-name="T7"> </text:span><text:span text:style-name="T7">ч</text:span><text:span text:style-name="T7">е</text:span><text:span text:style-name="T7">с</text:span><text:span text:style-name="T7">т</text:span><text:span text:style-name="T7">н</text:span><text:span text:style-name="T7">о</text:span><text:span text:style-name="T7">г</text:span><text:span text:style-name="T7">о</text:span><text:span text:style-name="T7"> </text:span><text:span text:style-name="T7">г</text:span><text:span text:style-name="T7">е</text:span><text:span text:style-name="T7">н</text:span><text:span text:style-name="T7">е</text:span><text:span text:style-name="T7">а</text:span><text:span text:style-name="T7">р</text:span><text:span text:style-name="T7">л</text:span><text:span text:style-name="T7">а</text:span><text:span text:style-name="T7">. </text:span><text:span text:style-name="T7">С</text:span><text:span text:style-name="T7">л</text:span><text:span text:style-name="T7">е</text:span><text:span text:style-name="T7">д</text:span><text:span text:style-name="T7">о</text:span><text:span text:style-name="T7">в</text:span><text:span text:style-name="T7">а</text:span><text:span text:style-name="T7">т</text:span><text:span text:style-name="T7">е</text:span><text:span text:style-name="T7">л</text:span><text:span text:style-name="T7">ь</text:span><text:span text:style-name="T7">н</text:span><text:span text:style-name="T7">о</text:span><text:span text:style-name="T7"> </text:span><text:span text:style-name="T7">m</text:span><text:span text:style-name="T7">a</text:span><text:span text:style-name="T7">j</text:span><text:span text:style-name="T7">o</text:span><text:span text:style-name="T7">t</text:span><text:span text:style-name="T7">i</text:span><text:span text:style-name="T7">r</text:span><text:span text:style-name="T7">y</text:span><text:span text:style-name="T7">(</text:span><text:span text:style-name="T7">v</text:span><text:span text:style-name="T8">1</text:span><text:span text:style-name="T7">,</text:span><text:span text:style-name="T7">…</text:span><text:span text:style-name="T7">,</text:span><text:span text:style-name="T7">v</text:span><text:span text:style-name="T8">n</text:span><text:span text:style-name="T8">-</text:span><text:span text:style-name="T8">1</text:span><text:span text:style-name="T7">)</text:span><text:span text:style-name="T7">=</text:span><text:span text:style-name="T7">v</text:span><text:span text:style-name="T7">, </text:span><text:span text:style-name="T7">ч</text:span><text:span text:style-name="T7">т</text:span><text:span text:style-name="T7">о</text:span><text:span text:style-name="T7"> </text:span><text:span text:style-name="T7">д</text:span><text:span text:style-name="T7">о</text:span><text:span text:style-name="T7">к</text:span><text:span text:style-name="T7">а</text:span><text:span text:style-name="T7">з</text:span><text:span text:style-name="T7">ы</text:span><text:span text:style-name="T7">в</text:span><text:span text:style-name="T7">а</text:span><text:span text:style-name="T7">е</text:span><text:span text:style-name="T7">т</text:span><text:span text:style-name="T7"> </text:span><text:span text:style-name="T7">I</text:span><text:span text:style-name="T7">C</text:span><text:span text:style-name="T7">2</text:span><text:span text:style-name="T7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Доказательство</text:p>
          </draw:text-box>
        </draw:frame>
        <draw:frame presentation:style-name="pr5" draw:text-style-name="P15" draw:layer="layout" svg:width="26.924cm" svg:height="17.755cm" svg:x="0.254cm" svg:y="2.853cm" presentation:class="subtitle" presentation:user-transformed="true">
          <draw:text-box>
            <text:p text:style-name="P14"><text:span text:style-name="T7">Т</text:span><text:span text:style-name="T7">е</text:span><text:span text:style-name="T7">о</text:span><text:span text:style-name="T7">р</text:span><text:span text:style-name="T7">е</text:span><text:span text:style-name="T7">м</text:span><text:span text:style-name="T7">а</text:span><text:span text:style-name="T7"> </text:span><text:span text:style-name="T7">1</text:span><text:span text:style-name="T7">.</text:span></text:p>
            <text:p text:style-name="P14"><text:span text:style-name="T7">Д</text:span><text:span text:style-name="T7">л</text:span><text:span text:style-name="T7">я</text:span><text:span text:style-name="T7"> </text:span><text:span text:style-name="T7">л</text:span><text:span text:style-name="T7">ю</text:span><text:span text:style-name="T7">б</text:span><text:span text:style-name="T7">ы</text:span><text:span text:style-name="T7">х</text:span><text:span text:style-name="T7"> </text:span><text:span text:style-name="T7">m</text:span><text:span text:style-name="T7">, </text:span><text:span text:style-name="T7">а</text:span><text:span text:style-name="T7">л</text:span><text:span text:style-name="T7">г</text:span><text:span text:style-name="T7">о</text:span><text:span text:style-name="T7">р</text:span><text:span text:style-name="T7">и</text:span><text:span text:style-name="T7">т</text:span><text:span text:style-name="T7">м</text:span><text:span text:style-name="T7"> </text:span><text:span text:style-name="T7">O</text:span><text:span text:style-name="T7">M</text:span><text:span text:style-name="T7">(</text:span><text:span text:style-name="T7">m</text:span><text:span text:style-name="T7">) </text:span><text:span text:style-name="T7">у</text:span><text:span text:style-name="T7">д</text:span><text:span text:style-name="T7">о</text:span><text:span text:style-name="T7">в</text:span><text:span text:style-name="T7">л</text:span><text:span text:style-name="T7">е</text:span><text:span text:style-name="T7">т</text:span><text:span text:style-name="T7">в</text:span><text:span text:style-name="T7">о</text:span><text:span text:style-name="T7">р</text:span><text:span text:style-name="T7">я</text:span><text:span text:style-name="T7">е</text:span><text:span text:style-name="T7">т</text:span><text:span text:style-name="T7"> </text:span><text:span text:style-name="T7">у</text:span><text:span text:style-name="T7">с</text:span><text:span text:style-name="T7">л</text:span><text:span text:style-name="T7">о</text:span><text:span text:style-name="T7">в</text:span><text:span text:style-name="T7">и</text:span><text:span text:style-name="T7">я</text:span><text:span text:style-name="T7">м</text:span><text:span text:style-name="T7"> </text:span><text:span text:style-name="T7">I</text:span><text:span text:style-name="T7">C</text:span><text:span text:style-name="T7">1</text:span><text:span text:style-name="T7"> </text:span><text:span text:style-name="T7">и</text:span><text:span text:style-name="T7"> </text:span><text:span text:style-name="T7">I</text:span><text:span text:style-name="T7">C</text:span><text:span text:style-name="T7">2</text:span><text:span text:style-name="T7"> </text:span><text:span text:style-name="T7">е</text:span><text:span text:style-name="T7">с</text:span><text:span text:style-name="T7">л</text:span><text:span text:style-name="T7">и</text:span><text:span text:style-name="T7"> </text:span><text:span text:style-name="T7">ч</text:span><text:span text:style-name="T7">и</text:span><text:span text:style-name="T7">с</text:span><text:span text:style-name="T7">л</text:span><text:span text:style-name="T7">о</text:span><text:span text:style-name="T7"> </text:span><text:span text:style-name="T7">п</text:span><text:span text:style-name="T7">е</text:span><text:span text:style-name="T7">р</text:span><text:span text:style-name="T7">д</text:span><text:span text:style-name="T7">а</text:span><text:span text:style-name="T7">т</text:span><text:span text:style-name="T7">е</text:span><text:span text:style-name="T7">л</text:span><text:span text:style-name="T7">е</text:span><text:span text:style-name="T7">й</text:span><text:span text:style-name="T7"> </text:span><text:span text:style-name="T7">m</text:span><text:span text:style-name="T7">, </text:span><text:span text:style-name="T7">а</text:span><text:span text:style-name="T7"> </text:span><text:span text:style-name="T7">о</text:span><text:span text:style-name="T7">б</text:span><text:span text:style-name="T7">щ</text:span><text:span text:style-name="T7">е</text:span><text:span text:style-name="T7">е</text:span><text:span text:style-name="T7"> </text:span><text:span text:style-name="T7">ч</text:span><text:span text:style-name="T7">и</text:span><text:span text:style-name="T7">с</text:span><text:span text:style-name="T7">л</text:span><text:span text:style-name="T7">о</text:span><text:span text:style-name="T7"> </text:span><text:span text:style-name="T7">г</text:span><text:span text:style-name="T7">е</text:span><text:span text:style-name="T7">н</text:span><text:span text:style-name="T7">е</text:span><text:span text:style-name="T7">р</text:span><text:span text:style-name="T7">а</text:span><text:span text:style-name="T7">л</text:span><text:span text:style-name="T7">о</text:span><text:span text:style-name="T7">в</text:span><text:span text:style-name="T7"> </text:span><text:span text:style-name="T7">б</text:span><text:span text:style-name="T7">о</text:span><text:span text:style-name="T7">л</text:span><text:span text:style-name="T7">ь</text:span><text:span text:style-name="T7">ш</text:span><text:span text:style-name="T7">е</text:span><text:span text:style-name="T7"> </text:span><text:span text:style-name="T7">ч</text:span><text:span text:style-name="T7">е</text:span><text:span text:style-name="T7">м</text:span><text:span text:style-name="T7"> </text:span><text:span text:style-name="T7">3</text:span><text:span text:style-name="T7">m</text:span><text:span text:style-name="T7">.</text:span></text:p>
            <text:p text:style-name="P14"><text:span text:style-name="T7"/></text:p>
            <text:p text:style-name="P14"><text:span text:style-name="T7">1</text:span><text:span text:style-name="T7">. </text:span><text:span text:style-name="T7">Е</text:span><text:span text:style-name="T7">с</text:span><text:span text:style-name="T7">л</text:span><text:span text:style-name="T7">и</text:span><text:span text:style-name="T7"> </text:span><text:span text:style-name="T7">п</text:span><text:span text:style-name="T7">р</text:span><text:span text:style-name="T7">е</text:span><text:span text:style-name="T7">д</text:span><text:span text:style-name="T7">а</text:span><text:span text:style-name="T7">т</text:span><text:span text:style-name="T7">е</text:span><text:span text:style-name="T7">л</text:span><text:span text:style-name="T7">е</text:span><text:span text:style-name="T7">й</text:span><text:span text:style-name="T7"> </text:span><text:span text:style-name="T7">н</text:span><text:span text:style-name="T7">е</text:span><text:span text:style-name="T7">т</text:span><text:span text:style-name="T7">, </text:span><text:span text:style-name="T7">т</text:span><text:span text:style-name="T7">о</text:span><text:span text:style-name="T7"> </text:span><text:span text:style-name="T7">O</text:span><text:span text:style-name="T7">M</text:span><text:span text:style-name="T7">(</text:span><text:span text:style-name="T7">0</text:span><text:span text:style-name="T7">) </text:span><text:span text:style-name="T7">у</text:span><text:span text:style-name="T7">д</text:span><text:span text:style-name="T7">о</text:span><text:span text:style-name="T7">б</text:span><text:span text:style-name="T7">в</text:span><text:span text:style-name="T7">л</text:span><text:span text:style-name="T7">е</text:span><text:span text:style-name="T7">т</text:span><text:span text:style-name="T7">в</text:span><text:span text:style-name="T7">о</text:span><text:span text:style-name="T7">р</text:span><text:span text:style-name="T7">я</text:span><text:span text:style-name="T7">е</text:span><text:span text:style-name="T7">т</text:span><text:span text:style-name="T7"> </text:span><text:span text:style-name="T7">I</text:span><text:span text:style-name="T7">C</text:span><text:span text:style-name="T7">1</text:span><text:span text:style-name="T7"> </text:span><text:span text:style-name="T7">и</text:span><text:span text:style-name="T7"> </text:span><text:span text:style-name="T7">I</text:span><text:span text:style-name="T7">C</text:span><text:span text:style-name="T7">2</text:span></text:p>
            <text:p text:style-name="P14"><text:span text:style-name="T7">2</text:span><text:span text:style-name="T7">. </text:span><text:span text:style-name="T7">В</text:span><text:span text:style-name="T7">з</text:span><text:span text:style-name="T7">я</text:span><text:span text:style-name="T7">в</text:span><text:span text:style-name="T7"> </text:span><text:span text:style-name="T7">k</text:span><text:span text:style-name="T7">=</text:span><text:span text:style-name="T7">m</text:span><text:span text:style-name="T7"> </text:span><text:span text:style-name="T7">в</text:span><text:span text:style-name="T7"> </text:span><text:span text:style-name="T7">Л</text:span><text:span text:style-name="T7">е</text:span><text:span text:style-name="T7">м</text:span><text:span text:style-name="T7">м</text:span><text:span text:style-name="T7">е</text:span><text:span text:style-name="T7"> </text:span><text:span text:style-name="T7">1</text:span><text:span text:style-name="T7"> </text:span><text:span text:style-name="T7">п</text:span><text:span text:style-name="T7">о</text:span><text:span text:style-name="T7">л</text:span><text:span text:style-name="T7">у</text:span><text:span text:style-name="T7">ч</text:span><text:span text:style-name="T7">а</text:span><text:span text:style-name="T7">е</text:span><text:span text:style-name="T7">м</text:span><text:span text:style-name="T7"> </text:span><text:span text:style-name="T7">I</text:span><text:span text:style-name="T7">C</text:span><text:span text:style-name="T7">2</text:span></text:p>
            <text:p text:style-name="P14"><text:span text:style-name="T7">2</text:span><text:span text:style-name="T7">.</text:span><text:span text:style-name="T7">1</text:span><text:span text:style-name="T7">. </text:span><text:span text:style-name="T7">Е</text:span><text:span text:style-name="T7">с</text:span><text:span text:style-name="T7">л</text:span><text:span text:style-name="T7">и</text:span><text:span text:style-name="T7"> </text:span><text:span text:style-name="T7">г</text:span><text:span text:style-name="T7">л</text:span><text:span text:style-name="T7">а</text:span><text:span text:style-name="T7">в</text:span><text:span text:style-name="T7">н</text:span><text:span text:style-name="T7">о</text:span><text:span text:style-name="T7">к</text:span><text:span text:style-name="T7">о</text:span><text:span text:style-name="T7">м</text:span><text:span text:style-name="T7">а</text:span><text:span text:style-name="T7">н</text:span><text:span text:style-name="T7">д</text:span><text:span text:style-name="T7">у</text:span><text:span text:style-name="T7">ю</text:span><text:span text:style-name="T7">щ</text:span><text:span text:style-name="T7">и</text:span><text:span text:style-name="T7">й</text:span><text:span text:style-name="T7"> </text:span><text:span text:style-name="T7">ч</text:span><text:span text:style-name="T7">е</text:span><text:span text:style-name="T7">с</text:span><text:span text:style-name="T7">т</text:span><text:span text:style-name="T7">н</text:span><text:span text:style-name="T7">ы</text:span><text:span text:style-name="T7">й</text:span><text:span text:style-name="T7">, </text:span><text:span text:style-name="T7">т</text:span><text:span text:style-name="T7">о</text:span><text:span text:style-name="T7"> </text:span><text:span text:style-name="T7">I</text:span><text:span text:style-name="T7">C</text:span><text:span text:style-name="T7">1</text:span><text:span text:style-name="T7"> </text:span><text:span text:style-name="T7">с</text:span><text:span text:style-name="T7">л</text:span><text:span text:style-name="T7">е</text:span><text:span text:style-name="T7">д</text:span><text:span text:style-name="T7">у</text:span><text:span text:style-name="T7">ю</text:span><text:span text:style-name="T7">е</text:span><text:span text:style-name="T7">т</text:span><text:span text:style-name="T7"> </text:span><text:span text:style-name="T7">и</text:span><text:span text:style-name="T7">з</text:span><text:span text:style-name="T7"> </text:span><text:span text:style-name="T7">I</text:span><text:span text:style-name="T7">C</text:span><text:span text:style-name="T7">2</text:span><text:span text:style-name="T7">.</text:span></text:p>
            <text:p text:style-name="P14"><text:span text:style-name="T7">2</text:span><text:span text:style-name="T7">.</text:span><text:span text:style-name="T7">2</text:span><text:span text:style-name="T7">. </text:span><text:span text:style-name="T7">Е</text:span><text:span text:style-name="T7">с</text:span><text:span text:style-name="T7">л</text:span><text:span text:style-name="T7">и</text:span><text:span text:style-name="T7"> </text:span><text:span text:style-name="T7">г</text:span><text:span text:style-name="T7">л</text:span><text:span text:style-name="T7">а</text:span><text:span text:style-name="T7">в</text:span><text:span text:style-name="T7">н</text:span><text:span text:style-name="T7">о</text:span><text:span text:style-name="T7">к</text:span><text:span text:style-name="T7">о</text:span><text:span text:style-name="T7">м</text:span><text:span text:style-name="T7">а</text:span><text:span text:style-name="T7">н</text:span><text:span text:style-name="T7">д</text:span><text:span text:style-name="T7">у</text:span><text:span text:style-name="T7">ю</text:span><text:span text:style-name="T7">щ</text:span><text:span text:style-name="T7">и</text:span><text:span text:style-name="T7">й</text:span><text:span text:style-name="T7"> </text:span><text:span text:style-name="T7">п</text:span><text:span text:style-name="T7">р</text:span><text:span text:style-name="T7">е</text:span><text:span text:style-name="T7">д</text:span><text:span text:style-name="T7">а</text:span><text:span text:style-name="T7">т</text:span><text:span text:style-name="T7">е</text:span><text:span text:style-name="T7">л</text:span><text:span text:style-name="T7">ь</text:span><text:span text:style-name="T7">, </text:span><text:span text:style-name="T7">и</text:span><text:span text:style-name="T7">з</text:span><text:span text:style-name="T7"> </text:span><text:span text:style-name="T7">о</text:span><text:span text:style-name="T7">с</text:span><text:span text:style-name="T7">т</text:span><text:span text:style-name="T7">а</text:span><text:span text:style-name="T7">в</text:span><text:span text:style-name="T7">ш</text:span><text:span text:style-name="T7">и</text:span><text:span text:style-name="T7">х</text:span><text:span text:style-name="T7">с</text:span><text:span text:style-name="T7">я</text:span><text:span text:style-name="T7"> </text:span><text:span text:style-name="T7">3</text:span><text:span text:style-name="T7">m</text:span><text:span text:style-name="T7"> </text:span><text:span text:style-name="T7">–</text:span><text:span text:style-name="T7"> </text:span><text:span text:style-name="T7">1</text:span><text:span text:style-name="T7"> </text:span><text:span text:style-name="T7">г</text:span><text:span text:style-name="T7">е</text:span><text:span text:style-name="T7">н</text:span><text:span text:style-name="T7">е</text:span><text:span text:style-name="T7">р</text:span><text:span text:style-name="T7">а</text:span><text:span text:style-name="T7">л</text:span><text:span text:style-name="T7">о</text:span><text:span text:style-name="T7">в</text:span><text:span text:style-name="T7"> </text:span><text:span text:style-name="T7">m</text:span><text:span text:style-name="T7">-</text:span><text:span text:style-name="T7">1</text:span><text:span text:style-name="T7"> </text:span><text:span text:style-name="T7">п</text:span><text:span text:style-name="T7">р</text:span><text:span text:style-name="T7">е</text:span><text:span text:style-name="T7">д</text:span><text:span text:style-name="T7">а</text:span><text:span text:style-name="T7">т</text:span><text:span text:style-name="T7">е</text:span><text:span text:style-name="T7">л</text:span><text:span text:style-name="T7">и</text:span><text:span text:style-name="T7">. </text:span><text:span text:style-name="T7"><text:s/></text:span><text:span text:style-name="T7">Т</text:span><text:span text:style-name="T7">.</text:span><text:span text:style-name="T7">к</text:span><text:span text:style-name="T7">. </text:span><text:span text:style-name="T7">3</text:span><text:span text:style-name="T7">m</text:span><text:span text:style-name="T7">-</text:span><text:span text:style-name="T7">1</text:span><text:span text:style-name="T7">&gt;</text:span><text:span text:style-name="T7">3</text:span><text:span text:style-name="T7">(</text:span><text:span text:style-name="T7">m</text:span><text:span text:style-name="T7">-</text:span><text:span text:style-name="T7">1</text:span><text:span text:style-name="T7">) </text:span><text:span text:style-name="T7">м</text:span><text:span text:style-name="T7">о</text:span><text:span text:style-name="T7">ж</text:span><text:span text:style-name="T7">е</text:span><text:span text:style-name="T7">м</text:span><text:span text:style-name="T7"> </text:span><text:span text:style-name="T7">п</text:span><text:span text:style-name="T7">р</text:span><text:span text:style-name="T7">и</text:span><text:span text:style-name="T7">м</text:span><text:span text:style-name="T7">е</text:span><text:span text:style-name="T7">н</text:span><text:span text:style-name="T7">я</text:span><text:span text:style-name="T7">т</text:span><text:span text:style-name="T7">ь</text:span><text:span text:style-name="T7"> </text:span><text:span text:style-name="T7">и</text:span><text:span text:style-name="T7">д</text:span><text:span text:style-name="T7">у</text:span><text:span text:style-name="T7">к</text:span><text:span text:style-name="T7">ц</text:span><text:span text:style-name="T7">и</text:span><text:span text:style-name="T7">ю</text:span><text:span text:style-name="T7">. </text:span></text:p>
            <text:p text:style-name="P14"><text:span text:style-name="T7">=</text:span><text:span text:style-name="T7">&gt;</text:span></text:p>
            <text:p text:style-name="P14"><text:span text:style-name="T7">Л</text:span><text:span text:style-name="T7">ю</text:span><text:span text:style-name="T7">б</text:span><text:span text:style-name="T7">ы</text:span><text:span text:style-name="T7">е</text:span><text:span text:style-name="T7"> </text:span><text:span text:style-name="T7">2</text:span><text:span text:style-name="T7"> </text:span><text:span text:style-name="T7">ч</text:span><text:span text:style-name="T7">е</text:span><text:span text:style-name="T7">с</text:span><text:span text:style-name="T7">т</text:span><text:span text:style-name="T7">н</text:span><text:span text:style-name="T7">ы</text:span><text:span text:style-name="T7">е</text:span><text:span text:style-name="T7"> </text:span><text:span text:style-name="T7">г</text:span><text:span text:style-name="T7">е</text:span><text:span text:style-name="T7">н</text:span><text:span text:style-name="T7">е</text:span><text:span text:style-name="T7">р</text:span><text:span text:style-name="T7">а</text:span><text:span text:style-name="T7">л</text:span><text:span text:style-name="T7">а</text:span><text:span text:style-name="T7"> </text:span><text:span text:style-name="T7">п</text:span><text:span text:style-name="T7">о</text:span><text:span text:style-name="T7">л</text:span><text:span text:style-name="T7">у</text:span><text:span text:style-name="T7">ч</text:span><text:span text:style-name="T7">а</text:span><text:span text:style-name="T7">т</text:span><text:span text:style-name="T7"> </text:span><text:span text:style-name="T7">о</text:span><text:span text:style-name="T7">д</text:span><text:span text:style-name="T7">и</text:span><text:span text:style-name="T7">н</text:span><text:span text:style-name="T7">а</text:span><text:span text:style-name="T7">к</text:span><text:span text:style-name="T7">о</text:span><text:span text:style-name="T7">в</text:span><text:span text:style-name="T7">о</text:span><text:span text:style-name="T7">е</text:span><text:span text:style-name="T7"> </text:span><text:span text:style-name="T7">з</text:span><text:span text:style-name="T7">н</text:span><text:span text:style-name="T7">а</text:span><text:span text:style-name="T7">ч</text:span><text:span text:style-name="T7">е</text:span><text:span text:style-name="T7">н</text:span><text:span text:style-name="T7">и</text:span><text:span text:style-name="T7">е</text:span><text:span text:style-name="T7"> </text:span><text:span text:style-name="T7">v</text:span><text:span text:style-name="T8">ij</text:span><text:span text:style-name="T7"> </text:span><text:span text:style-name="T7">н</text:span><text:span text:style-name="T7">а</text:span><text:span text:style-name="T7"> </text:span><text:span text:style-name="T7">ш</text:span><text:span text:style-name="T7">а</text:span><text:span text:style-name="T7">г</text:span><text:span text:style-name="T7">е</text:span><text:span text:style-name="T7"> </text:span><text:span text:style-name="T7">(</text:span><text:span text:style-name="T7">3</text:span><text:span text:style-name="T7">)</text:span><text:span text:style-name="T7">. </text:span><text:span text:style-name="T7">(</text:span><text:span text:style-name="T7">Э</text:span><text:span text:style-name="T7">т</text:span><text:span text:style-name="T7">о</text:span><text:span text:style-name="T7"> </text:span><text:span text:style-name="T7">с</text:span><text:span text:style-name="T7">л</text:span><text:span text:style-name="T7">е</text:span><text:span text:style-name="T7">д</text:span><text:span text:style-name="T7">у</text:span><text:span text:style-name="T7">е</text:span><text:span text:style-name="T7">т</text:span><text:span text:style-name="T7"> </text:span><text:span text:style-name="T7">и</text:span><text:span text:style-name="T7">з</text:span><text:span text:style-name="T7"> </text:span><text:span text:style-name="T7">I</text:span><text:span text:style-name="T7">C</text:span><text:span text:style-name="T7">2</text:span><text:span text:style-name="T7"> </text:span><text:span text:style-name="T7">е</text:span><text:span text:style-name="T7">с</text:span><text:span text:style-name="T7">л</text:span><text:span text:style-name="T7">и</text:span><text:span text:style-name="T7"> </text:span><text:span text:style-name="T7">о</text:span><text:span text:style-name="T7">д</text:span><text:span text:style-name="T7">и</text:span><text:span text:style-name="T7">н</text:span><text:span text:style-name="T7"> </text:span><text:span text:style-name="T7">и</text:span><text:span text:style-name="T7">з</text:span><text:span text:style-name="T7"> </text:span><text:span text:style-name="T7">д</text:span><text:span text:style-name="T7">в</text:span><text:span text:style-name="T7">у</text:span><text:span text:style-name="T7">х</text:span><text:span text:style-name="T7"> </text:span><text:span text:style-name="T7">г</text:span><text:span text:style-name="T7">е</text:span><text:span text:style-name="T7">н</text:span><text:span text:style-name="T7">е</text:span><text:span text:style-name="T7">р</text:span><text:span text:style-name="T7">а</text:span><text:span text:style-name="T7">л</text:span><text:span text:style-name="T7">о</text:span><text:span text:style-name="T7">в</text:span><text:span text:style-name="T7"> </text:span><text:span text:style-name="T7">э</text:span><text:span text:style-name="T7">т</text:span><text:span text:style-name="T7">о</text:span><text:span text:style-name="T7"> </text:span><text:span text:style-name="T7">г</text:span><text:span text:style-name="T7">е</text:span><text:span text:style-name="T7">н</text:span><text:span text:style-name="T7">е</text:span><text:span text:style-name="T7">р</text:span><text:span text:style-name="T7">а</text:span><text:span text:style-name="T7">л</text:span><text:span text:style-name="T7"> </text:span><text:span text:style-name="T7">j </text:span><text:span text:style-name="T7">и</text:span><text:span text:style-name="T7"> </text:span><text:span text:style-name="T7">и</text:span><text:span text:style-name="T7">з</text:span><text:span text:style-name="T7"> </text:span><text:span text:style-name="T7">I</text:span><text:span text:style-name="T7">C</text:span><text:span text:style-name="T7">1</text:span><text:span text:style-name="T7"> </text:span><text:span text:style-name="T7">в</text:span><text:span text:style-name="T7"> </text:span><text:span text:style-name="T7">п</text:span><text:span text:style-name="T7">р</text:span><text:span text:style-name="T7">о</text:span><text:span text:style-name="T7">т</text:span><text:span text:style-name="T7">и</text:span><text:span text:style-name="T7">в</text:span><text:span text:style-name="T7">н</text:span><text:span text:style-name="T7">о</text:span><text:span text:style-name="T7">м</text:span><text:span text:style-name="T7"> </text:span><text:span text:style-name="T7">с</text:span><text:span text:style-name="T7">л</text:span><text:span text:style-name="T7">у</text:span><text:span text:style-name="T7">ч</text:span><text:span text:style-name="T7">а</text:span><text:span text:style-name="T7">е</text:span><text:span text:style-name="T7">) </text:span></text:p>
            <text:p text:style-name="P14"><text:span text:style-name="T7">=</text:span><text:span text:style-name="T7">&gt;</text:span></text:p>
            <text:p text:style-name="P14"><text:span text:style-name="T7">Л</text:span><text:span text:style-name="T7">ю</text:span><text:span text:style-name="T7">б</text:span><text:span text:style-name="T7">ы</text:span><text:span text:style-name="T7">е</text:span><text:span text:style-name="T7"> </text:span><text:span text:style-name="T7">2</text:span><text:span text:style-name="T7"> </text:span><text:span text:style-name="T7">л</text:span><text:span text:style-name="T7">о</text:span><text:span text:style-name="T7">я</text:span><text:span text:style-name="T7">л</text:span><text:span text:style-name="T7">ь</text:span><text:span text:style-name="T7">н</text:span><text:span text:style-name="T7">е</text:span><text:span text:style-name="T7"> </text:span><text:span text:style-name="T7">г</text:span><text:span text:style-name="T7">е</text:span><text:span text:style-name="T7">н</text:span><text:span text:style-name="T7">е</text:span><text:span text:style-name="T7">р</text:span><text:span text:style-name="T7">а</text:span><text:span text:style-name="T7">л</text:span><text:span text:style-name="T7">а</text:span><text:span text:style-name="T7"> </text:span><text:span text:style-name="T7">п</text:span><text:span text:style-name="T7">о</text:span><text:span text:style-name="T7">л</text:span><text:span text:style-name="T7">у</text:span><text:span text:style-name="T7">ч</text:span><text:span text:style-name="T7">а</text:span><text:span text:style-name="T7">т</text:span><text:span text:style-name="T7"> </text:span><text:span text:style-name="T7">о</text:span><text:span text:style-name="T7">д</text:span><text:span text:style-name="T7">и</text:span><text:span text:style-name="T7">н</text:span><text:span text:style-name="T7">а</text:span><text:span text:style-name="T7">к</text:span><text:span text:style-name="T7">о</text:span><text:span text:style-name="T7">в</text:span><text:span text:style-name="T7">ы</text:span><text:span text:style-name="T7">й</text:span><text:span text:style-name="T7"> </text:span><text:span text:style-name="T7">в</text:span><text:span text:style-name="T7">е</text:span><text:span text:style-name="T7">к</text:span><text:span text:style-name="T7">т</text:span><text:span text:style-name="T7">о</text:span><text:span text:style-name="T7">р</text:span><text:span text:style-name="T7"> </text:span><text:span text:style-name="T7">з</text:span><text:span text:style-name="T7">н</text:span><text:span text:style-name="T7">а</text:span><text:span text:style-name="T7">ч</text:span><text:span text:style-name="T7">е</text:span><text:span text:style-name="T7">н</text:span><text:span text:style-name="T7">и</text:span><text:span text:style-name="T7">й</text:span><text:span text:style-name="T7"> </text:span><text:span text:style-name="T7">(</text:span><text:span text:style-name="T7">v</text:span><text:span text:style-name="T8">1</text:span><text:span text:style-name="T7">,</text:span><text:span text:style-name="T7">…</text:span><text:span text:style-name="T7">, </text:span><text:span text:style-name="T7">v</text:span><text:span text:style-name="T8">n</text:span><text:span text:style-name="T7">) </text:span><text:span text:style-name="T7">и</text:span><text:span text:style-name="T7"> </text:span><text:span text:style-name="T7">с</text:span><text:span text:style-name="T7">л</text:span><text:span text:style-name="T7">е</text:span><text:span text:style-name="T7">д</text:span><text:span text:style-name="T7">о</text:span><text:span text:style-name="T7">в</text:span><text:span text:style-name="T7">а</text:span><text:span text:style-name="T7">т</text:span><text:span text:style-name="T7">е</text:span><text:span text:style-name="T7">л</text:span><text:span text:style-name="T7">ь</text:span><text:span text:style-name="T7">н</text:span><text:span text:style-name="T7">о</text:span><text:span text:style-name="T7"> </text:span><text:span text:style-name="T7">в</text:span><text:span text:style-name="T7">ы</text:span><text:span text:style-name="T7">ч</text:span><text:span text:style-name="T7">и</text:span><text:span text:style-name="T7">с</text:span><text:span text:style-name="T7">л</text:span><text:span text:style-name="T7">я</text:span><text:span text:style-name="T7">т</text:span><text:span text:style-name="T7"> </text:span><text:span text:style-name="T7">о</text:span><text:span text:style-name="T7">д</text:span><text:span text:style-name="T7">и</text:span><text:span text:style-name="T7">н</text:span><text:span text:style-name="T7">а</text:span><text:span text:style-name="T7">к</text:span><text:span text:style-name="T7">о</text:span><text:span text:style-name="T7">в</text:span><text:span text:style-name="T7">о</text:span><text:span text:style-name="T7">е</text:span><text:span text:style-name="T7"> </text:span><text:span text:style-name="T7">з</text:span><text:span text:style-name="T7">н</text:span><text:span text:style-name="T7">а</text:span><text:span text:style-name="T7">ч</text:span><text:span text:style-name="T7">е</text:span><text:span text:style-name="T7">н</text:span><text:span text:style-name="T7">и</text:span><text:span text:style-name="T7">е</text:span><text:span text:style-name="T7"> </text:span><text:span text:style-name="T7">m</text:span><text:span text:style-name="T7">a</text:span><text:span text:style-name="T7">j</text:span><text:span text:style-name="T7">o</text:span><text:span text:style-name="T7">r</text:span><text:span text:style-name="T7">i</text:span><text:span text:style-name="T7">t</text:span><text:span text:style-name="T7">y</text:span><text:span text:style-name="T7">(</text:span><text:span text:style-name="T7">v</text:span><text:span text:style-name="T8">1</text:span><text:span text:style-name="T7">,</text:span><text:span text:style-name="T7">…</text:span><text:span text:style-name="T7">, </text:span><text:span text:style-name="T7">v</text:span><text:span text:style-name="T8">n</text:span><text:span text:style-name="T7">) </text:span><text:span text:style-name="T7">н</text:span><text:span text:style-name="T7">а</text:span><text:span text:style-name="T7"> </text:span><text:span text:style-name="T7">ш</text:span><text:span text:style-name="T7">а</text:span><text:span text:style-name="T7">г</text:span><text:span text:style-name="T7">е</text:span><text:span text:style-name="T7"> </text:span><text:span text:style-name="T7">(</text:span><text:span text:style-name="T7">3</text:span><text:span text:style-name="T7">)</text:span><text:span text:style-name="T7">, </text:span><text:span text:style-name="T7">ч</text:span><text:span text:style-name="T7">т</text:span><text:span text:style-name="T7">о</text:span><text:span text:style-name="T7"> </text:span><text:span text:style-name="T7">д</text:span><text:span text:style-name="T7">о</text:span><text:span text:style-name="T7">к</text:span><text:span text:style-name="T7">а</text:span><text:span text:style-name="T7">з</text:span><text:span text:style-name="T7">ы</text:span><text:span text:style-name="T7">в</text:span><text:span text:style-name="T7">а</text:span><text:span text:style-name="T7">е</text:span><text:span text:style-name="T7">т</text:span><text:span text:style-name="T7"> </text:span><text:span text:style-name="T7">I</text:span><text:span text:style-name="T7">C</text:span><text:span text:style-name="T7">1</text:span><text:span text:style-name="T7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Решение?</text:p>
          </draw:text-box>
        </draw:frame>
        <draw:frame presentation:style-name="pr5" draw:text-style-name="P6" draw:layer="layout" svg:width="26.924cm" svg:height="17.755cm" svg:x="0.254cm" svg:y="2.853cm" presentation:class="subtitle" presentation:user-transformed="true">
          <draw:text-box>
            <text:list text:style-name="L1">
              <text:list-item>
                <text:p text:style-name="P4">Предположения могут быть невалидны на практике</text:p>
              </text:list-item>
              <text:list-item>
                <text:p text:style-name="P4">Требуется ~n<text:span text:style-name="T11">3</text:span> взаимодействий: непрактично</text:p>
              </text:list-item>
              <text:list-item>
                <text:p text:style-name="P4">Practical Byzantine Fault Tolerance: требуется ~n<text:span text:style-name="T11">2</text:span><text:span text:style-name="T12"> </text:span><text:span text:style-name="T12">в</text:span><text:span text:style-name="T12">з</text:span><text:span text:style-name="T12">а</text:span><text:span text:style-name="T12">и</text:span><text:span text:style-name="T12">м</text:span><text:span text:style-name="T12">о</text:span><text:span text:style-name="T12">д</text:span><text:span text:style-name="T12">е</text:span><text:span text:style-name="T12">й</text:span><text:span text:style-name="T12">с</text:span><text:span text:style-name="T12">т</text:span><text:span text:style-name="T12">в</text:span><text:span text:style-name="T12">и</text:span><text:span text:style-name="T12">й</text:span></text:p>
              </text:list-item>
              <text:list-item>
                <text:p text:style-name="P4"><text:span text:style-name="T12">B</text:span><text:span text:style-name="T12">l</text:span><text:span text:style-name="T12">o</text:span><text:span text:style-name="T12">c</text:span><text:span text:style-name="T12">k</text:span><text:span text:style-name="T12">c</text:span><text:span text:style-name="T12">h</text:span><text:span text:style-name="T12">a</text:span><text:span text:style-name="T12">i</text:span><text:span text:style-name="T12">n</text:span><text:span text:style-name="T12">:</text:span><text:span text:style-name="T12"> </text:span><text:span text:style-name="T12">n</text:span><text:span text:style-name="T12"> </text:span><text:span text:style-name="T12">в</text:span><text:span text:style-name="T12">з</text:span><text:span text:style-name="T12">а</text:span><text:span text:style-name="T12">и</text:span><text:span text:style-name="T12">м</text:span><text:span text:style-name="T12">о</text:span><text:span text:style-name="T12">д</text:span><text:span text:style-name="T12">е</text:span><text:span text:style-name="T12">й</text:span><text:span text:style-name="T12">с</text:span><text:span text:style-name="T12">т</text:span><text:span text:style-name="T12">в</text:span><text:span text:style-name="T12">и</text:span><text:span text:style-name="T12">й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О курсе</text:p>
          </draw:text-box>
        </draw:frame>
        <draw:frame presentation:style-name="pr5" draw:text-style-name="P6" draw:layer="layout" svg:width="26.924cm" svg:height="17.755cm" svg:x="0.254cm" svg:y="2.853cm" presentation:class="subtitle" presentation:user-transformed="true">
          <draw:text-box>
            <text:list text:style-name="L1">
              <text:list-item>
                <text:p text:style-name="P4"><text:span text:style-name="T12">T</text:span><text:span text:style-name="T12">O</text:span><text:span text:style-name="T12">D</text:span><text:span text:style-name="T12">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Семинарские занятия</text:p>
          </draw:text-box>
        </draw:frame>
        <draw:frame presentation:style-name="pr5" draw:text-style-name="P6" draw:layer="layout" svg:width="26.924cm" svg:height="17.755cm" svg:x="0.254cm" svg:y="2.853cm" presentation:class="subtitle" presentation:user-transformed="true">
          <draw:text-box>
            <text:list text:style-name="L1">
              <text:list-item>
                <text:p text:style-name="P4">Каждый должен выбрать тему для обсуждения и представить на семираене</text:p>
              </text:list-item>
              <text:list-item>
                <text:p text:style-name="P4">10 минут презентация</text:p>
              </text:list-item>
              <text:list-item>
                <text:p text:style-name="P4">20 минут обсуждения</text:p>
              </text:list-item>
              <text:list-item>
                <text:p text:style-name="P4">Список тем на сайте 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7T09:24:23.829276165</meta:creation-date>
    <meta:generator>LibreOffice/5.1.6.2$Linux_X86_64 LibreOffice_project/10m0$Build-2</meta:generator>
    <dc:date>2017-08-08T12:16:40.450057178</dc:date>
    <meta:editing-duration>PT3H41M19S</meta:editing-duration>
    <meta:editing-cycles>76</meta:editing-cycles>
    <meta:document-statistic meta:object-count="144"/>
  </office:meta>
</office:document-meta>
</file>